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1535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3492in"/>
    </style:style>
    <style:style style:name="co6" style:family="table-column">
      <style:table-column-properties fo:break-before="auto" style:column-width="1.1646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2189in"/>
    </style:style>
    <style:style style:name="co9" style:family="table-column">
      <style:table-column-properties fo:break-before="auto" style:column-width="0.9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</text:p>
          </table:table-cell>
          <table:table-cell office:value-type="string" calcext:value-type="string">
            <text:p>L3 REUSE</text:p>
          </table:table-cell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float" office:value="1003" calcext:value-type="float">
            <text:p>1003</text:p>
          </table:table-cell>
          <table:table-cell office:value-type="float" office:value="15189893336" calcext:value-type="float">
            <text:p>15189893336</text:p>
          </table:table-cell>
          <table:table-cell office:value-type="float" office:value="8928550764" calcext:value-type="float">
            <text:p>8928550764</text:p>
          </table:table-cell>
          <table:table-cell office:value-type="float" office:value="8572990" calcext:value-type="float">
            <text:p>8572990</text:p>
          </table:table-cell>
          <table:table-cell office:value-type="float" office:value="325758573" calcext:value-type="float">
            <text:p>325758573</text:p>
          </table:table-cell>
          <table:table-cell office:value-type="float" office:value="432408765" calcext:value-type="float">
            <text:p>432408765</text:p>
          </table:table-cell>
          <table:table-cell office:value-type="float" office:value="1552168" calcext:value-type="float">
            <text:p>155216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01272" calcext:value-type="float">
            <text:p>1.701272</text:p>
          </table:table-cell>
          <table:table-cell office:value-type="float" office:value="8572990" calcext:value-type="float">
            <text:p>8572990</text:p>
          </table:table-cell>
          <table:table-cell office:value-type="float" office:value="20.78619" calcext:value-type="float">
            <text:p>20.78619</text:p>
          </table:table-cell>
          <table:table-cell office:value-type="float" office:value="27.591387" calcext:value-type="float">
            <text:p>27.591387</text:p>
          </table:table-cell>
          <table:table-cell office:value-type="float" office:value="0.099042" calcext:value-type="float">
            <text:p>0.099042</text:p>
          </table:table-cell>
          <table:table-cell office:value-type="float" office:value="0.75" calcext:value-type="float">
            <text:p>0.75</text:p>
          </table:table-cell>
          <table:table-cell office:value-type="float" office:value="278.58" calcext:value-type="float">
            <text:p>278.58</text:p>
          </table:table-cell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float" office:value="1003" calcext:value-type="float">
            <text:p>1003</text:p>
          </table:table-cell>
          <table:table-cell office:value-type="float" office:value="14459748342" calcext:value-type="float">
            <text:p>14459748342</text:p>
          </table:table-cell>
          <table:table-cell office:value-type="float" office:value="8927070507" calcext:value-type="float">
            <text:p>8927070507</text:p>
          </table:table-cell>
          <table:table-cell office:value-type="float" office:value="7897692" calcext:value-type="float">
            <text:p>7897692</text:p>
          </table:table-cell>
          <table:table-cell office:value-type="float" office:value="305001990" calcext:value-type="float">
            <text:p>305001990</text:p>
          </table:table-cell>
          <table:table-cell office:value-type="float" office:value="404482752" calcext:value-type="float">
            <text:p>404482752</text:p>
          </table:table-cell>
          <table:table-cell office:value-type="float" office:value="1528466" calcext:value-type="float">
            <text:p>152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19764" calcext:value-type="float">
            <text:p>1.619764</text:p>
          </table:table-cell>
          <table:table-cell office:value-type="float" office:value="7897692" calcext:value-type="float">
            <text:p>7897692</text:p>
          </table:table-cell>
          <table:table-cell office:value-type="float" office:value="19.461742" calcext:value-type="float">
            <text:p>19.461742</text:p>
          </table:table-cell>
          <table:table-cell office:value-type="float" office:value="25.809467" calcext:value-type="float">
            <text:p>25.809467</text:p>
          </table:table-cell>
          <table:table-cell office:value-type="float" office:value="0.097529" calcext:value-type="float">
            <text:p>0.097529</text:p>
          </table:table-cell>
          <table:table-cell office:value-type="float" office:value="0.75" calcext:value-type="float">
            <text:p>0.75</text:p>
          </table:table-cell>
          <table:table-cell office:value-type="float" office:value="264.63" calcext:value-type="float">
            <text:p>264.63</text:p>
          </table:table-cell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float" office:value="1003" calcext:value-type="float">
            <text:p>1003</text:p>
          </table:table-cell>
          <table:table-cell office:value-type="float" office:value="15730971393" calcext:value-type="float">
            <text:p>15730971393</text:p>
          </table:table-cell>
          <table:table-cell office:value-type="float" office:value="9001849471" calcext:value-type="float">
            <text:p>9001849471</text:p>
          </table:table-cell>
          <table:table-cell office:value-type="float" office:value="9036882" calcext:value-type="float">
            <text:p>9036882</text:p>
          </table:table-cell>
          <table:table-cell office:value-type="float" office:value="340434818" calcext:value-type="float">
            <text:p>340434818</text:p>
          </table:table-cell>
          <table:table-cell office:value-type="float" office:value="451463644" calcext:value-type="float">
            <text:p>451463644</text:p>
          </table:table-cell>
          <table:table-cell office:value-type="float" office:value="1863662" calcext:value-type="float">
            <text:p>186366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47527" calcext:value-type="float">
            <text:p>1.747527</text:p>
          </table:table-cell>
          <table:table-cell office:value-type="float" office:value="9036882" calcext:value-type="float">
            <text:p>9036882</text:p>
          </table:table-cell>
          <table:table-cell office:value-type="float" office:value="21.72266" calcext:value-type="float">
            <text:p>21.72266</text:p>
          </table:table-cell>
          <table:table-cell office:value-type="float" office:value="28.807251" calcext:value-type="float">
            <text:p>28.807251</text:p>
          </table:table-cell>
          <table:table-cell office:value-type="float" office:value="0.118918" calcext:value-type="float">
            <text:p>0.118918</text:p>
          </table:table-cell>
          <table:table-cell office:value-type="float" office:value="0.75" calcext:value-type="float">
            <text:p>0.75</text:p>
          </table:table-cell>
          <table:table-cell office:value-type="float" office:value="242.25" calcext:value-type="float">
            <text:p>242.25</text:p>
          </table:table-cell>
        </table:table-row>
        <table:table-row table:style-name="ro1">
          <table:table-cell office:value-type="float" office:value="44619" calcext:value-type="float">
            <text:p>44619</text:p>
          </table:table-cell>
          <table:table-cell office:value-type="float" office:value="1003" calcext:value-type="float">
            <text:p>1003</text:p>
          </table:table-cell>
          <table:table-cell office:value-type="float" office:value="15733588045" calcext:value-type="float">
            <text:p>15733588045</text:p>
          </table:table-cell>
          <table:table-cell office:value-type="float" office:value="9003248850" calcext:value-type="float">
            <text:p>9003248850</text:p>
          </table:table-cell>
          <table:table-cell office:value-type="float" office:value="9045460" calcext:value-type="float">
            <text:p>9045460</text:p>
          </table:table-cell>
          <table:table-cell office:value-type="float" office:value="340694641" calcext:value-type="float">
            <text:p>340694641</text:p>
          </table:table-cell>
          <table:table-cell office:value-type="float" office:value="451926648" calcext:value-type="float">
            <text:p>451926648</text:p>
          </table:table-cell>
          <table:table-cell office:value-type="float" office:value="1849404" calcext:value-type="float">
            <text:p>1849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47546" calcext:value-type="float">
            <text:p>1.747546</text:p>
          </table:table-cell>
          <table:table-cell office:value-type="float" office:value="9045460" calcext:value-type="float">
            <text:p>9045460</text:p>
          </table:table-cell>
          <table:table-cell office:value-type="float" office:value="21.739241" calcext:value-type="float">
            <text:p>21.739241</text:p>
          </table:table-cell>
          <table:table-cell office:value-type="float" office:value="28.836796" calcext:value-type="float">
            <text:p>28.836796</text:p>
          </table:table-cell>
          <table:table-cell office:value-type="float" office:value="0.118008" calcext:value-type="float">
            <text:p>0.118008</text:p>
          </table:table-cell>
          <table:table-cell office:value-type="float" office:value="0.75" calcext:value-type="float">
            <text:p>0.75</text:p>
          </table:table-cell>
          <table:table-cell office:value-type="float" office:value="244.36" calcext:value-type="float">
            <text:p>244.36</text:p>
          </table:table-cell>
        </table:table-row>
        <table:table-row table:style-name="ro1">
          <table:table-cell office:value-type="float" office:value="44617" calcext:value-type="float">
            <text:p>44617</text:p>
          </table:table-cell>
          <table:table-cell office:value-type="float" office:value="1003" calcext:value-type="float">
            <text:p>1003</text:p>
          </table:table-cell>
          <table:table-cell office:value-type="float" office:value="15759733866" calcext:value-type="float">
            <text:p>15759733866</text:p>
          </table:table-cell>
          <table:table-cell office:value-type="float" office:value="9002863112" calcext:value-type="float">
            <text:p>9002863112</text:p>
          </table:table-cell>
          <table:table-cell office:value-type="float" office:value="9065002" calcext:value-type="float">
            <text:p>9065002</text:p>
          </table:table-cell>
          <table:table-cell office:value-type="float" office:value="340873045" calcext:value-type="float">
            <text:p>340873045</text:p>
          </table:table-cell>
          <table:table-cell office:value-type="float" office:value="452332486" calcext:value-type="float">
            <text:p>452332486</text:p>
          </table:table-cell>
          <table:table-cell office:value-type="float" office:value="1585391" calcext:value-type="float">
            <text:p>158539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50525" calcext:value-type="float">
            <text:p>1.750525</text:p>
          </table:table-cell>
          <table:table-cell office:value-type="float" office:value="9065002" calcext:value-type="float">
            <text:p>9065002</text:p>
          </table:table-cell>
          <table:table-cell office:value-type="float" office:value="21.750624" calcext:value-type="float">
            <text:p>21.750624</text:p>
          </table:table-cell>
          <table:table-cell office:value-type="float" office:value="28.86269" calcext:value-type="float">
            <text:p>28.86269</text:p>
          </table:table-cell>
          <table:table-cell office:value-type="float" office:value="0.101162" calcext:value-type="float">
            <text:p>0.101162</text:p>
          </table:table-cell>
          <table:table-cell office:value-type="float" office:value="0.75" calcext:value-type="float">
            <text:p>0.75</text:p>
          </table:table-cell>
          <table:table-cell office:value-type="float" office:value="285.31" calcext:value-type="float">
            <text:p>285.31</text:p>
          </table:table-cell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float" office:value="1003" calcext:value-type="float">
            <text:p>1003</text:p>
          </table:table-cell>
          <table:table-cell office:value-type="float" office:value="15773297330" calcext:value-type="float">
            <text:p>15773297330</text:p>
          </table:table-cell>
          <table:table-cell office:value-type="float" office:value="9005429547" calcext:value-type="float">
            <text:p>9005429547</text:p>
          </table:table-cell>
          <table:table-cell office:value-type="float" office:value="9077376" calcext:value-type="float">
            <text:p>9077376</text:p>
          </table:table-cell>
          <table:table-cell office:value-type="float" office:value="341202750" calcext:value-type="float">
            <text:p>341202750</text:p>
          </table:table-cell>
          <table:table-cell office:value-type="float" office:value="452715246" calcext:value-type="float">
            <text:p>452715246</text:p>
          </table:table-cell>
          <table:table-cell office:value-type="float" office:value="1758612" calcext:value-type="float">
            <text:p>175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51532" calcext:value-type="float">
            <text:p>1.751532</text:p>
          </table:table-cell>
          <table:table-cell office:value-type="float" office:value="9077376" calcext:value-type="float">
            <text:p>9077376</text:p>
          </table:table-cell>
          <table:table-cell office:value-type="float" office:value="21.771662" calcext:value-type="float">
            <text:p>21.771662</text:p>
          </table:table-cell>
          <table:table-cell office:value-type="float" office:value="28.887114" calcext:value-type="float">
            <text:p>28.887114</text:p>
          </table:table-cell>
          <table:table-cell office:value-type="float" office:value="0.112215" calcext:value-type="float">
            <text:p>0.112215</text:p>
          </table:table-cell>
          <table:table-cell office:value-type="float" office:value="0.75" calcext:value-type="float">
            <text:p>0.75</text:p>
          </table:table-cell>
          <table:table-cell office:value-type="float" office:value="257.43" calcext:value-type="float">
            <text:p>257.43</text:p>
          </table:table-cell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float" office:value="1002" calcext:value-type="float">
            <text:p>1002</text:p>
          </table:table-cell>
          <table:table-cell office:value-type="float" office:value="14770608357" calcext:value-type="float">
            <text:p>14770608357</text:p>
          </table:table-cell>
          <table:table-cell office:value-type="float" office:value="9009203816" calcext:value-type="float">
            <text:p>9009203816</text:p>
          </table:table-cell>
          <table:table-cell office:value-type="float" office:value="8166575" calcext:value-type="float">
            <text:p>8166575</text:p>
          </table:table-cell>
          <table:table-cell office:value-type="float" office:value="312452600" calcext:value-type="float">
            <text:p>312452600</text:p>
          </table:table-cell>
          <table:table-cell office:value-type="float" office:value="413370235" calcext:value-type="float">
            <text:p>413370235</text:p>
          </table:table-cell>
          <table:table-cell office:value-type="float" office:value="1555739" calcext:value-type="float">
            <text:p>15557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39502" calcext:value-type="float">
            <text:p>1.639502</text:p>
          </table:table-cell>
          <table:table-cell office:value-type="float" office:value="8166575" calcext:value-type="float">
            <text:p>8166575</text:p>
          </table:table-cell>
          <table:table-cell office:value-type="float" office:value="19.957052" calcext:value-type="float">
            <text:p>19.957052</text:p>
          </table:table-cell>
          <table:table-cell office:value-type="float" office:value="26.402889" calcext:value-type="float">
            <text:p>26.402889</text:p>
          </table:table-cell>
          <table:table-cell office:value-type="float" office:value="0.099369" calcext:value-type="float">
            <text:p>0.099369</text:p>
          </table:table-cell>
          <table:table-cell office:value-type="float" office:value="0.76" calcext:value-type="float">
            <text:p>0.76</text:p>
          </table:table-cell>
          <table:table-cell office:value-type="float" office:value="265.71" calcext:value-type="float">
            <text:p>265.71</text:p>
          </table:table-cell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float" office:value="1002" calcext:value-type="float">
            <text:p>1002</text:p>
          </table:table-cell>
          <table:table-cell office:value-type="float" office:value="14610442449" calcext:value-type="float">
            <text:p>14610442449</text:p>
          </table:table-cell>
          <table:table-cell office:value-type="float" office:value="9009611149" calcext:value-type="float">
            <text:p>9009611149</text:p>
          </table:table-cell>
          <table:table-cell office:value-type="float" office:value="8049391" calcext:value-type="float">
            <text:p>8049391</text:p>
          </table:table-cell>
          <table:table-cell office:value-type="float" office:value="308134167" calcext:value-type="float">
            <text:p>308134167</text:p>
          </table:table-cell>
          <table:table-cell office:value-type="float" office:value="408298342" calcext:value-type="float">
            <text:p>408298342</text:p>
          </table:table-cell>
          <table:table-cell office:value-type="float" office:value="1564348" calcext:value-type="float">
            <text:p>1564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21651" calcext:value-type="float">
            <text:p>1.621651</text:p>
          </table:table-cell>
          <table:table-cell office:value-type="float" office:value="8049391" calcext:value-type="float">
            <text:p>8049391</text:p>
          </table:table-cell>
          <table:table-cell office:value-type="float" office:value="19.681225" calcext:value-type="float">
            <text:p>19.681225</text:p>
          </table:table-cell>
          <table:table-cell office:value-type="float" office:value="26.078936" calcext:value-type="float">
            <text:p>26.078936</text:p>
          </table:table-cell>
          <table:table-cell office:value-type="float" office:value="0.099918" calcext:value-type="float">
            <text:p>0.099918</text:p>
          </table:table-cell>
          <table:table-cell office:value-type="float" office:value="0.75" calcext:value-type="float">
            <text:p>0.7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float" office:value="2005" calcext:value-type="float">
            <text:p>2005</text:p>
          </table:table-cell>
          <table:table-cell office:value-type="float" office:value="16304836999" calcext:value-type="float">
            <text:p>16304836999</text:p>
          </table:table-cell>
          <table:table-cell office:value-type="float" office:value="9182904515" calcext:value-type="float">
            <text:p>9182904515</text:p>
          </table:table-cell>
          <table:table-cell office:value-type="float" office:value="9242345" calcext:value-type="float">
            <text:p>9242345</text:p>
          </table:table-cell>
          <table:table-cell office:value-type="float" office:value="353571569" calcext:value-type="float">
            <text:p>353571569</text:p>
          </table:table-cell>
          <table:table-cell office:value-type="float" office:value="468383140" calcext:value-type="float">
            <text:p>468383140</text:p>
          </table:table-cell>
          <table:table-cell office:value-type="float" office:value="1088293" calcext:value-type="float">
            <text:p>108829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5564" calcext:value-type="float">
            <text:p>1.775564</text:p>
          </table:table-cell>
          <table:table-cell office:value-type="float" office:value="9242345" calcext:value-type="float">
            <text:p>9242345</text:p>
          </table:table-cell>
          <table:table-cell office:value-type="float" office:value="22.583414" calcext:value-type="float">
            <text:p>22.583414</text:p>
          </table:table-cell>
          <table:table-cell office:value-type="float" office:value="29.916687" calcext:value-type="float">
            <text:p>29.916687</text:p>
          </table:table-cell>
          <table:table-cell office:value-type="float" office:value="0.069512" calcext:value-type="float">
            <text:p>0.069512</text:p>
          </table:table-cell>
          <table:table-cell office:value-type="float" office:value="0.75" calcext:value-type="float">
            <text:p>0.75</text:p>
          </table:table-cell>
          <table:table-cell office:value-type="float" office:value="430.38" calcext:value-type="float">
            <text:p>430.38</text:p>
          </table:table-cell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float" office:value="2005" calcext:value-type="float">
            <text:p>2005</text:p>
          </table:table-cell>
          <table:table-cell office:value-type="float" office:value="16347487461" calcext:value-type="float">
            <text:p>16347487461</text:p>
          </table:table-cell>
          <table:table-cell office:value-type="float" office:value="9181152504" calcext:value-type="float">
            <text:p>9181152504</text:p>
          </table:table-cell>
          <table:table-cell office:value-type="float" office:value="9119903" calcext:value-type="float">
            <text:p>9119903</text:p>
          </table:table-cell>
          <table:table-cell office:value-type="float" office:value="354970606" calcext:value-type="float">
            <text:p>354970606</text:p>
          </table:table-cell>
          <table:table-cell office:value-type="float" office:value="471251429" calcext:value-type="float">
            <text:p>471251429</text:p>
          </table:table-cell>
          <table:table-cell office:value-type="float" office:value="949525" calcext:value-type="float">
            <text:p>949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80549" calcext:value-type="float">
            <text:p>1.780549</text:p>
          </table:table-cell>
          <table:table-cell office:value-type="float" office:value="9119903" calcext:value-type="float">
            <text:p>9119903</text:p>
          </table:table-cell>
          <table:table-cell office:value-type="float" office:value="22.672771" calcext:value-type="float">
            <text:p>22.672771</text:p>
          </table:table-cell>
          <table:table-cell office:value-type="float" office:value="30.099892" calcext:value-type="float">
            <text:p>30.099892</text:p>
          </table:table-cell>
          <table:table-cell office:value-type="float" office:value="0.060648" calcext:value-type="float">
            <text:p>0.060648</text:p>
          </table:table-cell>
          <table:table-cell office:value-type="float" office:value="0.75" calcext:value-type="float">
            <text:p>0.75</text:p>
          </table:table-cell>
          <table:table-cell office:value-type="float" office:value="496.3" calcext:value-type="float">
            <text:p>496.3</text:p>
          </table:table-cell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float" office:value="2005" calcext:value-type="float">
            <text:p>2005</text:p>
          </table:table-cell>
          <table:table-cell office:value-type="float" office:value="16433069933" calcext:value-type="float">
            <text:p>16433069933</text:p>
          </table:table-cell>
          <table:table-cell office:value-type="float" office:value="9178068289" calcext:value-type="float">
            <text:p>9178068289</text:p>
          </table:table-cell>
          <table:table-cell office:value-type="float" office:value="9269754" calcext:value-type="float">
            <text:p>9269754</text:p>
          </table:table-cell>
          <table:table-cell office:value-type="float" office:value="357273257" calcext:value-type="float">
            <text:p>357273257</text:p>
          </table:table-cell>
          <table:table-cell office:value-type="float" office:value="472151573" calcext:value-type="float">
            <text:p>472151573</text:p>
          </table:table-cell>
          <table:table-cell office:value-type="float" office:value="1414089" calcext:value-type="float">
            <text:p>141408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90472" calcext:value-type="float">
            <text:p>1.790472</text:p>
          </table:table-cell>
          <table:table-cell office:value-type="float" office:value="9269754" calcext:value-type="float">
            <text:p>9269754</text:p>
          </table:table-cell>
          <table:table-cell office:value-type="float" office:value="22.819849" calcext:value-type="float">
            <text:p>22.819849</text:p>
          </table:table-cell>
          <table:table-cell office:value-type="float" office:value="30.157387" calcext:value-type="float">
            <text:p>30.157387</text:p>
          </table:table-cell>
          <table:table-cell office:value-type="float" office:value="0.090321" calcext:value-type="float">
            <text:p>0.090321</text:p>
          </table:table-cell>
          <table:table-cell office:value-type="float" office:value="0.76" calcext:value-type="float">
            <text:p>0.76</text:p>
          </table:table-cell>
          <table:table-cell office:value-type="float" office:value="333.89" calcext:value-type="float">
            <text:p>333.89</text:p>
          </table:table-cell>
        </table:table-row>
        <table:table-row table:style-name="ro1">
          <table:table-cell office:value-type="float" office:value="44619" calcext:value-type="float">
            <text:p>44619</text:p>
          </table:table-cell>
          <table:table-cell office:value-type="float" office:value="2005" calcext:value-type="float">
            <text:p>2005</text:p>
          </table:table-cell>
          <table:table-cell office:value-type="float" office:value="16488049548" calcext:value-type="float">
            <text:p>16488049548</text:p>
          </table:table-cell>
          <table:table-cell office:value-type="float" office:value="9176017928" calcext:value-type="float">
            <text:p>9176017928</text:p>
          </table:table-cell>
          <table:table-cell office:value-type="float" office:value="9287468" calcext:value-type="float">
            <text:p>9287468</text:p>
          </table:table-cell>
          <table:table-cell office:value-type="float" office:value="358616253" calcext:value-type="float">
            <text:p>358616253</text:p>
          </table:table-cell>
          <table:table-cell office:value-type="float" office:value="473099299" calcext:value-type="float">
            <text:p>473099299</text:p>
          </table:table-cell>
          <table:table-cell office:value-type="float" office:value="1341853" calcext:value-type="float">
            <text:p>1341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96863" calcext:value-type="float">
            <text:p>1.796863</text:p>
          </table:table-cell>
          <table:table-cell office:value-type="float" office:value="9287468" calcext:value-type="float">
            <text:p>9287468</text:p>
          </table:table-cell>
          <table:table-cell office:value-type="float" office:value="22.905628" calcext:value-type="float">
            <text:p>22.905628</text:p>
          </table:table-cell>
          <table:table-cell office:value-type="float" office:value="30.217918" calcext:value-type="float">
            <text:p>30.217918</text:p>
          </table:table-cell>
          <table:table-cell office:value-type="float" office:value="0.085707" calcext:value-type="float">
            <text:p>0.085707</text:p>
          </table:table-cell>
          <table:table-cell office:value-type="float" office:value="0.76" calcext:value-type="float">
            <text:p>0.76</text:p>
          </table:table-cell>
          <table:table-cell office:value-type="float" office:value="352.57" calcext:value-type="float">
            <text:p>352.57</text:p>
          </table:table-cell>
        </table:table-row>
        <table:table-row table:style-name="ro1">
          <table:table-cell office:value-type="float" office:value="44617" calcext:value-type="float">
            <text:p>44617</text:p>
          </table:table-cell>
          <table:table-cell office:value-type="float" office:value="2005" calcext:value-type="float">
            <text:p>2005</text:p>
          </table:table-cell>
          <table:table-cell office:value-type="float" office:value="16446578230" calcext:value-type="float">
            <text:p>16446578230</text:p>
          </table:table-cell>
          <table:table-cell office:value-type="float" office:value="9180376748" calcext:value-type="float">
            <text:p>9180376748</text:p>
          </table:table-cell>
          <table:table-cell office:value-type="float" office:value="9284500" calcext:value-type="float">
            <text:p>9284500</text:p>
          </table:table-cell>
          <table:table-cell office:value-type="float" office:value="356922963" calcext:value-type="float">
            <text:p>356922963</text:p>
          </table:table-cell>
          <table:table-cell office:value-type="float" office:value="470849285" calcext:value-type="float">
            <text:p>470849285</text:p>
          </table:table-cell>
          <table:table-cell office:value-type="float" office:value="1189818" calcext:value-type="float">
            <text:p>118981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91493" calcext:value-type="float">
            <text:p>1.791493</text:p>
          </table:table-cell>
          <table:table-cell office:value-type="float" office:value="9284500" calcext:value-type="float">
            <text:p>9284500</text:p>
          </table:table-cell>
          <table:table-cell office:value-type="float" office:value="22.797476" calcext:value-type="float">
            <text:p>22.797476</text:p>
          </table:table-cell>
          <table:table-cell office:value-type="float" office:value="30.074205" calcext:value-type="float">
            <text:p>30.074205</text:p>
          </table:table-cell>
          <table:table-cell office:value-type="float" office:value="0.075996" calcext:value-type="float">
            <text:p>0.075996</text:p>
          </table:table-cell>
          <table:table-cell office:value-type="float" office:value="0.76" calcext:value-type="float">
            <text:p>0.76</text:p>
          </table:table-cell>
          <table:table-cell office:value-type="float" office:value="395.73" calcext:value-type="float">
            <text:p>395.73</text:p>
          </table:table-cell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float" office:value="2005" calcext:value-type="float">
            <text:p>2005</text:p>
          </table:table-cell>
          <table:table-cell office:value-type="float" office:value="16444979897" calcext:value-type="float">
            <text:p>16444979897</text:p>
          </table:table-cell>
          <table:table-cell office:value-type="float" office:value="9181275982" calcext:value-type="float">
            <text:p>9181275982</text:p>
          </table:table-cell>
          <table:table-cell office:value-type="float" office:value="9257251" calcext:value-type="float">
            <text:p>9257251</text:p>
          </table:table-cell>
          <table:table-cell office:value-type="float" office:value="357060906" calcext:value-type="float">
            <text:p>357060906</text:p>
          </table:table-cell>
          <table:table-cell office:value-type="float" office:value="470876349" calcext:value-type="float">
            <text:p>470876349</text:p>
          </table:table-cell>
          <table:table-cell office:value-type="float" office:value="1285571" calcext:value-type="float">
            <text:p>1285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91143" calcext:value-type="float">
            <text:p>1.791143</text:p>
          </table:table-cell>
          <table:table-cell office:value-type="float" office:value="9257251" calcext:value-type="float">
            <text:p>9257251</text:p>
          </table:table-cell>
          <table:table-cell office:value-type="float" office:value="22.806284" calcext:value-type="float">
            <text:p>22.806284</text:p>
          </table:table-cell>
          <table:table-cell office:value-type="float" office:value="30.075935" calcext:value-type="float">
            <text:p>30.075935</text:p>
          </table:table-cell>
          <table:table-cell office:value-type="float" office:value="0.082112" calcext:value-type="float">
            <text:p>0.082112</text:p>
          </table:table-cell>
          <table:table-cell office:value-type="float" office:value="0.76" calcext:value-type="float">
            <text:p>0.76</text:p>
          </table:table-cell>
          <table:table-cell office:value-type="float" office:value="366.28" calcext:value-type="float">
            <text:p>366.28</text:p>
          </table:table-cell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float" office:value="2004" calcext:value-type="float">
            <text:p>2004</text:p>
          </table:table-cell>
          <table:table-cell office:value-type="float" office:value="16286218924" calcext:value-type="float">
            <text:p>16286218924</text:p>
          </table:table-cell>
          <table:table-cell office:value-type="float" office:value="9184768424" calcext:value-type="float">
            <text:p>9184768424</text:p>
          </table:table-cell>
          <table:table-cell office:value-type="float" office:value="9238616" calcext:value-type="float">
            <text:p>9238616</text:p>
          </table:table-cell>
          <table:table-cell office:value-type="float" office:value="353119303" calcext:value-type="float">
            <text:p>353119303</text:p>
          </table:table-cell>
          <table:table-cell office:value-type="float" office:value="468057409" calcext:value-type="float">
            <text:p>468057409</text:p>
          </table:table-cell>
          <table:table-cell office:value-type="float" office:value="1034894" calcext:value-type="float">
            <text:p>103489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3177" calcext:value-type="float">
            <text:p>1.773177</text:p>
          </table:table-cell>
          <table:table-cell office:value-type="float" office:value="9238616" calcext:value-type="float">
            <text:p>9238616</text:p>
          </table:table-cell>
          <table:table-cell office:value-type="float" office:value="22.554525" calcext:value-type="float">
            <text:p>22.554525</text:p>
          </table:table-cell>
          <table:table-cell office:value-type="float" office:value="29.895882" calcext:value-type="float">
            <text:p>29.895882</text:p>
          </table:table-cell>
          <table:table-cell office:value-type="float" office:value="0.066101" calcext:value-type="float">
            <text:p>0.066101</text:p>
          </table:table-cell>
          <table:table-cell office:value-type="float" office:value="0.75" calcext:value-type="float">
            <text:p>0.75</text:p>
          </table:table-cell>
          <table:table-cell office:value-type="float" office:value="452.28" calcext:value-type="float">
            <text:p>452.28</text:p>
          </table:table-cell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float" office:value="2004" calcext:value-type="float">
            <text:p>2004</text:p>
          </table:table-cell>
          <table:table-cell office:value-type="float" office:value="16330710022" calcext:value-type="float">
            <text:p>16330710022</text:p>
          </table:table-cell>
          <table:table-cell office:value-type="float" office:value="9182090916" calcext:value-type="float">
            <text:p>9182090916</text:p>
          </table:table-cell>
          <table:table-cell office:value-type="float" office:value="9188385" calcext:value-type="float">
            <text:p>9188385</text:p>
          </table:table-cell>
          <table:table-cell office:value-type="float" office:value="354200892" calcext:value-type="float">
            <text:p>354200892</text:p>
          </table:table-cell>
          <table:table-cell office:value-type="float" office:value="469236618" calcext:value-type="float">
            <text:p>469236618</text:p>
          </table:table-cell>
          <table:table-cell office:value-type="float" office:value="1052424" calcext:value-type="float">
            <text:p>1052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8539" calcext:value-type="float">
            <text:p>1.778539</text:p>
          </table:table-cell>
          <table:table-cell office:value-type="float" office:value="9188385" calcext:value-type="float">
            <text:p>9188385</text:p>
          </table:table-cell>
          <table:table-cell office:value-type="float" office:value="22.62361" calcext:value-type="float">
            <text:p>22.62361</text:p>
          </table:table-cell>
          <table:table-cell office:value-type="float" office:value="29.971201" calcext:value-type="float">
            <text:p>29.971201</text:p>
          </table:table-cell>
          <table:table-cell office:value-type="float" office:value="0.067221" calcext:value-type="float">
            <text:p>0.067221</text:p>
          </table:table-cell>
          <table:table-cell office:value-type="float" office:value="0.75" calcext:value-type="float">
            <text:p>0.75</text:p>
          </table:table-cell>
          <table:table-cell office:value-type="float" office:value="445.86" calcext:value-type="float">
            <text:p>445.86</text:p>
          </table:table-cell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float" office:value="3007" calcext:value-type="float">
            <text:p>3007</text:p>
          </table:table-cell>
          <table:table-cell office:value-type="float" office:value="16384603312" calcext:value-type="float">
            <text:p>16384603312</text:p>
          </table:table-cell>
          <table:table-cell office:value-type="float" office:value="9179744877" calcext:value-type="float">
            <text:p>9179744877</text:p>
          </table:table-cell>
          <table:table-cell office:value-type="float" office:value="9124712" calcext:value-type="float">
            <text:p>9124712</text:p>
          </table:table-cell>
          <table:table-cell office:value-type="float" office:value="355365190" calcext:value-type="float">
            <text:p>355365190</text:p>
          </table:table-cell>
          <table:table-cell office:value-type="float" office:value="468592777" calcext:value-type="float">
            <text:p>468592777</text:p>
          </table:table-cell>
          <table:table-cell office:value-type="float" office:value="1052248" calcext:value-type="float">
            <text:p>105224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84865" calcext:value-type="float">
            <text:p>1.784865</text:p>
          </table:table-cell>
          <table:table-cell office:value-type="float" office:value="9124712" calcext:value-type="float">
            <text:p>9124712</text:p>
          </table:table-cell>
          <table:table-cell office:value-type="float" office:value="22.697975" calcext:value-type="float">
            <text:p>22.697975</text:p>
          </table:table-cell>
          <table:table-cell office:value-type="float" office:value="29.930077" calcext:value-type="float">
            <text:p>29.930077</text:p>
          </table:table-cell>
          <table:table-cell office:value-type="float" office:value="0.067209" calcext:value-type="float">
            <text:p>0.067209</text:p>
          </table:table-cell>
          <table:table-cell office:value-type="float" office:value="0.76" calcext:value-type="float">
            <text:p>0.76</text:p>
          </table:table-cell>
          <table:table-cell office:value-type="float" office:value="445.33" calcext:value-type="float">
            <text:p>445.33</text:p>
          </table:table-cell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float" office:value="3007" calcext:value-type="float">
            <text:p>3007</text:p>
          </table:table-cell>
          <table:table-cell office:value-type="float" office:value="16330804446" calcext:value-type="float">
            <text:p>16330804446</text:p>
          </table:table-cell>
          <table:table-cell office:value-type="float" office:value="9185931917" calcext:value-type="float">
            <text:p>9185931917</text:p>
          </table:table-cell>
          <table:table-cell office:value-type="float" office:value="9067603" calcext:value-type="float">
            <text:p>9067603</text:p>
          </table:table-cell>
          <table:table-cell office:value-type="float" office:value="354130808" calcext:value-type="float">
            <text:p>354130808</text:p>
          </table:table-cell>
          <table:table-cell office:value-type="float" office:value="467990485" calcext:value-type="float">
            <text:p>467990485</text:p>
          </table:table-cell>
          <table:table-cell office:value-type="float" office:value="970254" calcext:value-type="float">
            <text:p>970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7806" calcext:value-type="float">
            <text:p>1.777806</text:p>
          </table:table-cell>
          <table:table-cell office:value-type="float" office:value="9067603" calcext:value-type="float">
            <text:p>9067603</text:p>
          </table:table-cell>
          <table:table-cell office:value-type="float" office:value="22.619135" calcext:value-type="float">
            <text:p>22.619135</text:p>
          </table:table-cell>
          <table:table-cell office:value-type="float" office:value="29.891609" calcext:value-type="float">
            <text:p>29.891609</text:p>
          </table:table-cell>
          <table:table-cell office:value-type="float" office:value="0.061972" calcext:value-type="float">
            <text:p>0.061972</text:p>
          </table:table-cell>
          <table:table-cell office:value-type="float" office:value="0.76" calcext:value-type="float">
            <text:p>0.76</text:p>
          </table:table-cell>
          <table:table-cell office:value-type="float" office:value="482.34" calcext:value-type="float">
            <text:p>482.34</text:p>
          </table:table-cell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float" office:value="3007" calcext:value-type="float">
            <text:p>3007</text:p>
          </table:table-cell>
          <table:table-cell office:value-type="float" office:value="16394785683" calcext:value-type="float">
            <text:p>16394785683</text:p>
          </table:table-cell>
          <table:table-cell office:value-type="float" office:value="9177797095" calcext:value-type="float">
            <text:p>9177797095</text:p>
          </table:table-cell>
          <table:table-cell office:value-type="float" office:value="9270516" calcext:value-type="float">
            <text:p>9270516</text:p>
          </table:table-cell>
          <table:table-cell office:value-type="float" office:value="356433984" calcext:value-type="float">
            <text:p>356433984</text:p>
          </table:table-cell>
          <table:table-cell office:value-type="float" office:value="472330590" calcext:value-type="float">
            <text:p>472330590</text:p>
          </table:table-cell>
          <table:table-cell office:value-type="float" office:value="1189109" calcext:value-type="float">
            <text:p>118910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86353" calcext:value-type="float">
            <text:p>1.786353</text:p>
          </table:table-cell>
          <table:table-cell office:value-type="float" office:value="9270516" calcext:value-type="float">
            <text:p>9270516</text:p>
          </table:table-cell>
          <table:table-cell office:value-type="float" office:value="22.766243" calcext:value-type="float">
            <text:p>22.766243</text:p>
          </table:table-cell>
          <table:table-cell office:value-type="float" office:value="30.168819" calcext:value-type="float">
            <text:p>30.168819</text:p>
          </table:table-cell>
          <table:table-cell office:value-type="float" office:value="0.075951" calcext:value-type="float">
            <text:p>0.075951</text:p>
          </table:table-cell>
          <table:table-cell office:value-type="float" office:value="0.75" calcext:value-type="float">
            <text:p>0.75</text:p>
          </table:table-cell>
          <table:table-cell office:value-type="float" office:value="397.21" calcext:value-type="float">
            <text:p>397.21</text:p>
          </table:table-cell>
        </table:table-row>
        <table:table-row table:style-name="ro1">
          <table:table-cell office:value-type="float" office:value="44619" calcext:value-type="float">
            <text:p>44619</text:p>
          </table:table-cell>
          <table:table-cell office:value-type="float" office:value="3008" calcext:value-type="float">
            <text:p>3008</text:p>
          </table:table-cell>
          <table:table-cell office:value-type="float" office:value="16288072430" calcext:value-type="float">
            <text:p>16288072430</text:p>
          </table:table-cell>
          <table:table-cell office:value-type="float" office:value="9177208112" calcext:value-type="float">
            <text:p>9177208112</text:p>
          </table:table-cell>
          <table:table-cell office:value-type="float" office:value="9358908" calcext:value-type="float">
            <text:p>9358908</text:p>
          </table:table-cell>
          <table:table-cell office:value-type="float" office:value="353594985" calcext:value-type="float">
            <text:p>353594985</text:p>
          </table:table-cell>
          <table:table-cell office:value-type="float" office:value="468486240" calcext:value-type="float">
            <text:p>468486240</text:p>
          </table:table-cell>
          <table:table-cell office:value-type="float" office:value="1330943" calcext:value-type="float">
            <text:p>1330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484" calcext:value-type="float">
            <text:p>1.77484</text:p>
          </table:table-cell>
          <table:table-cell office:value-type="float" office:value="9358908" calcext:value-type="float">
            <text:p>9358908</text:p>
          </table:table-cell>
          <table:table-cell office:value-type="float" office:value="22.562391" calcext:value-type="float">
            <text:p>22.562391</text:p>
          </table:table-cell>
          <table:table-cell office:value-type="float" office:value="29.893438" calcext:value-type="float">
            <text:p>29.893438</text:p>
          </table:table-cell>
          <table:table-cell office:value-type="float" office:value="0.084926" calcext:value-type="float">
            <text:p>0.084926</text:p>
          </table:table-cell>
          <table:table-cell office:value-type="float" office:value="0.75" calcext:value-type="float">
            <text:p>0.7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4617" calcext:value-type="float">
            <text:p>44617</text:p>
          </table:table-cell>
          <table:table-cell office:value-type="float" office:value="3007" calcext:value-type="float">
            <text:p>3007</text:p>
          </table:table-cell>
          <table:table-cell office:value-type="float" office:value="16222777341" calcext:value-type="float">
            <text:p>16222777341</text:p>
          </table:table-cell>
          <table:table-cell office:value-type="float" office:value="9182093309" calcext:value-type="float">
            <text:p>9182093309</text:p>
          </table:table-cell>
          <table:table-cell office:value-type="float" office:value="9313265" calcext:value-type="float">
            <text:p>9313265</text:p>
          </table:table-cell>
          <table:table-cell office:value-type="float" office:value="351485999" calcext:value-type="float">
            <text:p>351485999</text:p>
          </table:table-cell>
          <table:table-cell office:value-type="float" office:value="466170020" calcext:value-type="float">
            <text:p>466170020</text:p>
          </table:table-cell>
          <table:table-cell office:value-type="float" office:value="1161304" calcext:value-type="float">
            <text:p>116130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66784" calcext:value-type="float">
            <text:p>1.766784</text:p>
          </table:table-cell>
          <table:table-cell office:value-type="float" office:value="9313265" calcext:value-type="float">
            <text:p>9313265</text:p>
          </table:table-cell>
          <table:table-cell office:value-type="float" office:value="22.450203" calcext:value-type="float">
            <text:p>22.450203</text:p>
          </table:table-cell>
          <table:table-cell office:value-type="float" office:value="29.77533" calcext:value-type="float">
            <text:p>29.77533</text:p>
          </table:table-cell>
          <table:table-cell office:value-type="float" office:value="0.074175" calcext:value-type="float">
            <text:p>0.074175</text:p>
          </table:table-cell>
          <table:table-cell office:value-type="float" office:value="0.75" calcext:value-type="float">
            <text:p>0.75</text:p>
          </table:table-cell>
          <table:table-cell office:value-type="float" office:value="401.42" calcext:value-type="float">
            <text:p>401.42</text:p>
          </table:table-cell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float" office:value="3007" calcext:value-type="float">
            <text:p>3007</text:p>
          </table:table-cell>
          <table:table-cell office:value-type="float" office:value="16272758421" calcext:value-type="float">
            <text:p>16272758421</text:p>
          </table:table-cell>
          <table:table-cell office:value-type="float" office:value="9183949643" calcext:value-type="float">
            <text:p>9183949643</text:p>
          </table:table-cell>
          <table:table-cell office:value-type="float" office:value="9247958" calcext:value-type="float">
            <text:p>9247958</text:p>
          </table:table-cell>
          <table:table-cell office:value-type="float" office:value="352899843" calcext:value-type="float">
            <text:p>352899843</text:p>
          </table:table-cell>
          <table:table-cell office:value-type="float" office:value="467992090" calcext:value-type="float">
            <text:p>467992090</text:p>
          </table:table-cell>
          <table:table-cell office:value-type="float" office:value="1049991" calcext:value-type="float">
            <text:p>1049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1869" calcext:value-type="float">
            <text:p>1.771869</text:p>
          </table:table-cell>
          <table:table-cell office:value-type="float" office:value="9247958" calcext:value-type="float">
            <text:p>9247958</text:p>
          </table:table-cell>
          <table:table-cell office:value-type="float" office:value="22.540508" calcext:value-type="float">
            <text:p>22.540508</text:p>
          </table:table-cell>
          <table:table-cell office:value-type="float" office:value="29.89171" calcext:value-type="float">
            <text:p>29.89171</text:p>
          </table:table-cell>
          <table:table-cell office:value-type="float" office:value="0.067065" calcext:value-type="float">
            <text:p>0.067065</text:p>
          </table:table-cell>
          <table:table-cell office:value-type="float" office:value="0.75" calcext:value-type="float">
            <text:p>0.75</text:p>
          </table:table-cell>
          <table:table-cell office:value-type="float" office:value="445.71" calcext:value-type="float">
            <text:p>445.71</text:p>
          </table:table-cell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float" office:value="3006" calcext:value-type="float">
            <text:p>3006</text:p>
          </table:table-cell>
          <table:table-cell office:value-type="float" office:value="16335392202" calcext:value-type="float">
            <text:p>16335392202</text:p>
          </table:table-cell>
          <table:table-cell office:value-type="float" office:value="9184913488" calcext:value-type="float">
            <text:p>9184913488</text:p>
          </table:table-cell>
          <table:table-cell office:value-type="float" office:value="9221495" calcext:value-type="float">
            <text:p>9221495</text:p>
          </table:table-cell>
          <table:table-cell office:value-type="float" office:value="354258467" calcext:value-type="float">
            <text:p>354258467</text:p>
          </table:table-cell>
          <table:table-cell office:value-type="float" office:value="469969644" calcext:value-type="float">
            <text:p>469969644</text:p>
          </table:table-cell>
          <table:table-cell office:value-type="float" office:value="1015251" calcext:value-type="float">
            <text:p>101525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8503" calcext:value-type="float">
            <text:p>1.778503</text:p>
          </table:table-cell>
          <table:table-cell office:value-type="float" office:value="9221495" calcext:value-type="float">
            <text:p>9221495</text:p>
          </table:table-cell>
          <table:table-cell office:value-type="float" office:value="22.627287" calcext:value-type="float">
            <text:p>22.627287</text:p>
          </table:table-cell>
          <table:table-cell office:value-type="float" office:value="30.018021" calcext:value-type="float">
            <text:p>30.018021</text:p>
          </table:table-cell>
          <table:table-cell office:value-type="float" office:value="0.064846" calcext:value-type="float">
            <text:p>0.064846</text:p>
          </table:table-cell>
          <table:table-cell office:value-type="float" office:value="0.75" calcext:value-type="float">
            <text:p>0.75</text:p>
          </table:table-cell>
          <table:table-cell office:value-type="float" office:value="462.91" calcext:value-type="float">
            <text:p>462.91</text:p>
          </table:table-cell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float" office:value="3006" calcext:value-type="float">
            <text:p>3006</text:p>
          </table:table-cell>
          <table:table-cell office:value-type="float" office:value="16369752406" calcext:value-type="float">
            <text:p>16369752406</text:p>
          </table:table-cell>
          <table:table-cell office:value-type="float" office:value="9181551156" calcext:value-type="float">
            <text:p>9181551156</text:p>
          </table:table-cell>
          <table:table-cell office:value-type="float" office:value="9214212" calcext:value-type="float">
            <text:p>9214212</text:p>
          </table:table-cell>
          <table:table-cell office:value-type="float" office:value="355362491" calcext:value-type="float">
            <text:p>355362491</text:p>
          </table:table-cell>
          <table:table-cell office:value-type="float" office:value="471197172" calcext:value-type="float">
            <text:p>471197172</text:p>
          </table:table-cell>
          <table:table-cell office:value-type="float" office:value="1069222" calcext:value-type="float">
            <text:p>1069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82896" calcext:value-type="float">
            <text:p>1.782896</text:p>
          </table:table-cell>
          <table:table-cell office:value-type="float" office:value="9214212" calcext:value-type="float">
            <text:p>9214212</text:p>
          </table:table-cell>
          <table:table-cell office:value-type="float" office:value="22.697803" calcext:value-type="float">
            <text:p>22.697803</text:p>
          </table:table-cell>
          <table:table-cell office:value-type="float" office:value="30.096426" calcext:value-type="float">
            <text:p>30.096426</text:p>
          </table:table-cell>
          <table:table-cell office:value-type="float" office:value="0.068294" calcext:value-type="float">
            <text:p>0.068294</text:p>
          </table:table-cell>
          <table:table-cell office:value-type="float" office:value="0.75" calcext:value-type="float">
            <text:p>0.75</text:p>
          </table:table-cell>
          <table:table-cell office:value-type="float" office:value="440.69" calcext:value-type="float">
            <text:p>440.69</text:p>
          </table:table-cell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float" office:value="4009" calcext:value-type="float">
            <text:p>4009</text:p>
          </table:table-cell>
          <table:table-cell office:value-type="float" office:value="16269757148" calcext:value-type="float">
            <text:p>16269757148</text:p>
          </table:table-cell>
          <table:table-cell office:value-type="float" office:value="9186866377" calcext:value-type="float">
            <text:p>9186866377</text:p>
          </table:table-cell>
          <table:table-cell office:value-type="float" office:value="9234398" calcext:value-type="float">
            <text:p>9234398</text:p>
          </table:table-cell>
          <table:table-cell office:value-type="float" office:value="352822265" calcext:value-type="float">
            <text:p>352822265</text:p>
          </table:table-cell>
          <table:table-cell office:value-type="float" office:value="467779749" calcext:value-type="float">
            <text:p>467779749</text:p>
          </table:table-cell>
          <table:table-cell office:value-type="float" office:value="959005" calcext:value-type="float">
            <text:p>9590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098" calcext:value-type="float">
            <text:p>1.77098</text:p>
          </table:table-cell>
          <table:table-cell office:value-type="float" office:value="9234398" calcext:value-type="float">
            <text:p>9234398</text:p>
          </table:table-cell>
          <table:table-cell office:value-type="float" office:value="22.535555" calcext:value-type="float">
            <text:p>22.535555</text:p>
          </table:table-cell>
          <table:table-cell office:value-type="float" office:value="29.878147" calcext:value-type="float">
            <text:p>29.878147</text:p>
          </table:table-cell>
          <table:table-cell office:value-type="float" office:value="0.061254" calcext:value-type="float">
            <text:p>0.061254</text:p>
          </table:table-cell>
          <table:table-cell office:value-type="float" office:value="0.75" calcext:value-type="float">
            <text:p>0.75</text:p>
          </table:table-cell>
          <table:table-cell office:value-type="float" office:value="487.78" calcext:value-type="float">
            <text:p>487.78</text:p>
          </table:table-cell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float" office:value="4009" calcext:value-type="float">
            <text:p>4009</text:p>
          </table:table-cell>
          <table:table-cell office:value-type="float" office:value="16499425997" calcext:value-type="float">
            <text:p>16499425997</text:p>
          </table:table-cell>
          <table:table-cell office:value-type="float" office:value="9184654807" calcext:value-type="float">
            <text:p>9184654807</text:p>
          </table:table-cell>
          <table:table-cell office:value-type="float" office:value="9171039" calcext:value-type="float">
            <text:p>9171039</text:p>
          </table:table-cell>
          <table:table-cell office:value-type="float" office:value="358871601" calcext:value-type="float">
            <text:p>358871601</text:p>
          </table:table-cell>
          <table:table-cell office:value-type="float" office:value="473516448" calcext:value-type="float">
            <text:p>473516448</text:p>
          </table:table-cell>
          <table:table-cell office:value-type="float" office:value="985440" calcext:value-type="float">
            <text:p>985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96412" calcext:value-type="float">
            <text:p>1.796412</text:p>
          </table:table-cell>
          <table:table-cell office:value-type="float" office:value="9171039" calcext:value-type="float">
            <text:p>9171039</text:p>
          </table:table-cell>
          <table:table-cell office:value-type="float" office:value="22.92194" calcext:value-type="float">
            <text:p>22.92194</text:p>
          </table:table-cell>
          <table:table-cell office:value-type="float" office:value="30.244564" calcext:value-type="float">
            <text:p>30.244564</text:p>
          </table:table-cell>
          <table:table-cell office:value-type="float" office:value="0.062942" calcext:value-type="float">
            <text:p>0.062942</text:p>
          </table:table-cell>
          <table:table-cell office:value-type="float" office:value="0.76" calcext:value-type="float">
            <text:p>0.76</text:p>
          </table:table-cell>
          <table:table-cell office:value-type="float" office:value="480.51" calcext:value-type="float">
            <text:p>480.51</text:p>
          </table:table-cell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float" office:value="4010" calcext:value-type="float">
            <text:p>4010</text:p>
          </table:table-cell>
          <table:table-cell office:value-type="float" office:value="16385210913" calcext:value-type="float">
            <text:p>16385210913</text:p>
          </table:table-cell>
          <table:table-cell office:value-type="float" office:value="9179594121" calcext:value-type="float">
            <text:p>9179594121</text:p>
          </table:table-cell>
          <table:table-cell office:value-type="float" office:value="9183073" calcext:value-type="float">
            <text:p>9183073</text:p>
          </table:table-cell>
          <table:table-cell office:value-type="float" office:value="356023952" calcext:value-type="float">
            <text:p>356023952</text:p>
          </table:table-cell>
          <table:table-cell office:value-type="float" office:value="471885760" calcext:value-type="float">
            <text:p>471885760</text:p>
          </table:table-cell>
          <table:table-cell office:value-type="float" office:value="973225" calcext:value-type="float">
            <text:p>97322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8496" calcext:value-type="float">
            <text:p>1.78496</text:p>
          </table:table-cell>
          <table:table-cell office:value-type="float" office:value="9183073" calcext:value-type="float">
            <text:p>9183073</text:p>
          </table:table-cell>
          <table:table-cell office:value-type="float" office:value="22.717381" calcext:value-type="float">
            <text:p>22.717381</text:p>
          </table:table-cell>
          <table:table-cell office:value-type="float" office:value="30.110357" calcext:value-type="float">
            <text:p>30.110357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75" calcext:value-type="float">
            <text:p>0.75</text:p>
          </table:table-cell>
          <table:table-cell office:value-type="float" office:value="484.87" calcext:value-type="float">
            <text:p>484.87</text:p>
          </table:table-cell>
        </table:table-row>
        <table:table-row table:style-name="ro1">
          <table:table-cell office:value-type="float" office:value="44619" calcext:value-type="float">
            <text:p>44619</text:p>
          </table:table-cell>
          <table:table-cell office:value-type="float" office:value="4011" calcext:value-type="float">
            <text:p>4011</text:p>
          </table:table-cell>
          <table:table-cell office:value-type="float" office:value="16330449771" calcext:value-type="float">
            <text:p>16330449771</text:p>
          </table:table-cell>
          <table:table-cell office:value-type="float" office:value="9178130358" calcext:value-type="float">
            <text:p>9178130358</text:p>
          </table:table-cell>
          <table:table-cell office:value-type="float" office:value="9290475" calcext:value-type="float">
            <text:p>9290475</text:p>
          </table:table-cell>
          <table:table-cell office:value-type="float" office:value="354457581" calcext:value-type="float">
            <text:p>354457581</text:p>
          </table:table-cell>
          <table:table-cell office:value-type="float" office:value="469872434" calcext:value-type="float">
            <text:p>469872434</text:p>
          </table:table-cell>
          <table:table-cell office:value-type="float" office:value="1109236" calcext:value-type="float">
            <text:p>110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9279" calcext:value-type="float">
            <text:p>1.779279</text:p>
          </table:table-cell>
          <table:table-cell office:value-type="float" office:value="9290475" calcext:value-type="float">
            <text:p>9290475</text:p>
          </table:table-cell>
          <table:table-cell office:value-type="float" office:value="22.617432" calcext:value-type="float">
            <text:p>22.617432</text:p>
          </table:table-cell>
          <table:table-cell office:value-type="float" office:value="29.981892" calcext:value-type="float">
            <text:p>29.981892</text:p>
          </table:table-cell>
          <table:table-cell office:value-type="float" office:value="0.070779" calcext:value-type="float">
            <text:p>0.070779</text:p>
          </table:table-cell>
          <table:table-cell office:value-type="float" office:value="0.75" calcext:value-type="float">
            <text:p>0.75</text:p>
          </table:table-cell>
          <table:table-cell office:value-type="float" office:value="423.6" calcext:value-type="float">
            <text:p>423.6</text:p>
          </table:table-cell>
        </table:table-row>
        <table:table-row table:style-name="ro1">
          <table:table-cell office:value-type="float" office:value="44617" calcext:value-type="float">
            <text:p>44617</text:p>
          </table:table-cell>
          <table:table-cell office:value-type="float" office:value="4009" calcext:value-type="float">
            <text:p>4009</text:p>
          </table:table-cell>
          <table:table-cell office:value-type="float" office:value="16334491547" calcext:value-type="float">
            <text:p>16334491547</text:p>
          </table:table-cell>
          <table:table-cell office:value-type="float" office:value="9182610525" calcext:value-type="float">
            <text:p>9182610525</text:p>
          </table:table-cell>
          <table:table-cell office:value-type="float" office:value="9342064" calcext:value-type="float">
            <text:p>9342064</text:p>
          </table:table-cell>
          <table:table-cell office:value-type="float" office:value="354438719" calcext:value-type="float">
            <text:p>354438719</text:p>
          </table:table-cell>
          <table:table-cell office:value-type="float" office:value="470299777" calcext:value-type="float">
            <text:p>470299777</text:p>
          </table:table-cell>
          <table:table-cell office:value-type="float" office:value="1149660" calcext:value-type="float">
            <text:p>114966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8851" calcext:value-type="float">
            <text:p>1.778851</text:p>
          </table:table-cell>
          <table:table-cell office:value-type="float" office:value="9342064" calcext:value-type="float">
            <text:p>9342064</text:p>
          </table:table-cell>
          <table:table-cell office:value-type="float" office:value="22.6388" calcext:value-type="float">
            <text:p>22.6388</text:p>
          </table:table-cell>
          <table:table-cell office:value-type="float" office:value="30.039108" calcext:value-type="float">
            <text:p>30.039108</text:p>
          </table:table-cell>
          <table:table-cell office:value-type="float" office:value="0.073431" calcext:value-type="float">
            <text:p>0.073431</text:p>
          </table:table-cell>
          <table:table-cell office:value-type="float" office:value="0.75" calcext:value-type="float">
            <text:p>0.75</text:p>
          </table:table-cell>
          <table:table-cell office:value-type="float" office:value="409.08" calcext:value-type="float">
            <text:p>409.08</text:p>
          </table:table-cell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float" office:value="4009" calcext:value-type="float">
            <text:p>4009</text:p>
          </table:table-cell>
          <table:table-cell office:value-type="float" office:value="16331878638" calcext:value-type="float">
            <text:p>16331878638</text:p>
          </table:table-cell>
          <table:table-cell office:value-type="float" office:value="9186151636" calcext:value-type="float">
            <text:p>9186151636</text:p>
          </table:table-cell>
          <table:table-cell office:value-type="float" office:value="9236733" calcext:value-type="float">
            <text:p>9236733</text:p>
          </table:table-cell>
          <table:table-cell office:value-type="float" office:value="354304486" calcext:value-type="float">
            <text:p>354304486</text:p>
          </table:table-cell>
          <table:table-cell office:value-type="float" office:value="470111030" calcext:value-type="float">
            <text:p>470111030</text:p>
          </table:table-cell>
          <table:table-cell office:value-type="float" office:value="1055951" calcext:value-type="float">
            <text:p>105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788" calcext:value-type="float">
            <text:p>1.77788</text:p>
          </table:table-cell>
          <table:table-cell office:value-type="float" office:value="9236733" calcext:value-type="float">
            <text:p>9236733</text:p>
          </table:table-cell>
          <table:table-cell office:value-type="float" office:value="22.630226" calcext:value-type="float">
            <text:p>22.630226</text:p>
          </table:table-cell>
          <table:table-cell office:value-type="float" office:value="30.027052" calcext:value-type="float">
            <text:p>30.027052</text:p>
          </table:table-cell>
          <table:table-cell office:value-type="float" office:value="0.067446" calcext:value-type="float">
            <text:p>0.067446</text:p>
          </table:table-cell>
          <table:table-cell office:value-type="float" office:value="0.75" calcext:value-type="float">
            <text:p>0.75</text:p>
          </table:table-cell>
          <table:table-cell office:value-type="float" office:value="445.2" calcext:value-type="float">
            <text:p>445.2</text:p>
          </table:table-cell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float" office:value="4008" calcext:value-type="float">
            <text:p>4008</text:p>
          </table:table-cell>
          <table:table-cell office:value-type="float" office:value="16332085567" calcext:value-type="float">
            <text:p>16332085567</text:p>
          </table:table-cell>
          <table:table-cell office:value-type="float" office:value="9178866401" calcext:value-type="float">
            <text:p>9178866401</text:p>
          </table:table-cell>
          <table:table-cell office:value-type="float" office:value="9344205" calcext:value-type="float">
            <text:p>9344205</text:p>
          </table:table-cell>
          <table:table-cell office:value-type="float" office:value="354091162" calcext:value-type="float">
            <text:p>354091162</text:p>
          </table:table-cell>
          <table:table-cell office:value-type="float" office:value="466971754" calcext:value-type="float">
            <text:p>466971754</text:p>
          </table:table-cell>
          <table:table-cell office:value-type="float" office:value="1472894" calcext:value-type="float">
            <text:p>147289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9314" calcext:value-type="float">
            <text:p>1.779314</text:p>
          </table:table-cell>
          <table:table-cell office:value-type="float" office:value="9344205" calcext:value-type="float">
            <text:p>9344205</text:p>
          </table:table-cell>
          <table:table-cell office:value-type="float" office:value="22.616602" calcext:value-type="float">
            <text:p>22.616602</text:p>
          </table:table-cell>
          <table:table-cell office:value-type="float" office:value="29.826538" calcext:value-type="float">
            <text:p>29.826538</text:p>
          </table:table-cell>
          <table:table-cell office:value-type="float" office:value="0.094077" calcext:value-type="float">
            <text:p>0.094077</text:p>
          </table:table-cell>
          <table:table-cell office:value-type="float" office:value="0.76" calcext:value-type="float">
            <text:p>0.76</text:p>
          </table:table-cell>
          <table:table-cell office:value-type="float" office:value="317.04" calcext:value-type="float">
            <text:p>317.04</text:p>
          </table:table-cell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float" office:value="4008" calcext:value-type="float">
            <text:p>4008</text:p>
          </table:table-cell>
          <table:table-cell office:value-type="float" office:value="16399742736" calcext:value-type="float">
            <text:p>16399742736</text:p>
          </table:table-cell>
          <table:table-cell office:value-type="float" office:value="9177610477" calcext:value-type="float">
            <text:p>9177610477</text:p>
          </table:table-cell>
          <table:table-cell office:value-type="float" office:value="9254727" calcext:value-type="float">
            <text:p>9254727</text:p>
          </table:table-cell>
          <table:table-cell office:value-type="float" office:value="356078719" calcext:value-type="float">
            <text:p>356078719</text:p>
          </table:table-cell>
          <table:table-cell office:value-type="float" office:value="469599267" calcext:value-type="float">
            <text:p>469599267</text:p>
          </table:table-cell>
          <table:table-cell office:value-type="float" office:value="1385444" calcext:value-type="float">
            <text:p>1385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8693" calcext:value-type="float">
            <text:p>1.78693</text:p>
          </table:table-cell>
          <table:table-cell office:value-type="float" office:value="9254727" calcext:value-type="float">
            <text:p>9254727</text:p>
          </table:table-cell>
          <table:table-cell office:value-type="float" office:value="22.743551" calcext:value-type="float">
            <text:p>22.743551</text:p>
          </table:table-cell>
          <table:table-cell office:value-type="float" office:value="29.994364" calcext:value-type="float">
            <text:p>29.994364</text:p>
          </table:table-cell>
          <table:table-cell office:value-type="float" office:value="0.088491" calcext:value-type="float">
            <text:p>0.088491</text:p>
          </table:table-cell>
          <table:table-cell office:value-type="float" office:value="0.76" calcext:value-type="float">
            <text:p>0.76</text:p>
          </table:table-cell>
          <table:table-cell office:value-type="float" office:value="338.95" calcext:value-type="float">
            <text:p>338.95</text:p>
          </table:table-cell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float" office:value="4336" calcext:value-type="float">
            <text:p>4336</text:p>
          </table:table-cell>
          <table:table-cell office:value-type="float" office:value="2654385317" calcext:value-type="float">
            <text:p>2654385317</text:p>
          </table:table-cell>
          <table:table-cell office:value-type="float" office:value="1511670954" calcext:value-type="float">
            <text:p>1511670954</text:p>
          </table:table-cell>
          <table:table-cell office:value-type="float" office:value="1480518" calcext:value-type="float">
            <text:p>1480518</text:p>
          </table:table-cell>
          <table:table-cell office:value-type="float" office:value="57030448" calcext:value-type="float">
            <text:p>57030448</text:p>
          </table:table-cell>
          <table:table-cell office:value-type="float" office:value="74444052" calcext:value-type="float">
            <text:p>74444052</text:p>
          </table:table-cell>
          <table:table-cell office:value-type="float" office:value="187014" calcext:value-type="float">
            <text:p>1870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55928" calcext:value-type="float">
            <text:p>1.755928</text:p>
          </table:table-cell>
          <table:table-cell office:value-type="float" office:value="1480518" calcext:value-type="float">
            <text:p>1480518</text:p>
          </table:table-cell>
          <table:table-cell office:value-type="float" office:value="11.161922" calcext:value-type="float">
            <text:p>11.161922</text:p>
          </table:table-cell>
          <table:table-cell office:value-type="float" office:value="14.570089" calcext:value-type="float">
            <text:p>14.570089</text:p>
          </table:table-cell>
          <table:table-cell office:value-type="float" office:value="0.036602" calcext:value-type="float">
            <text:p>0.036602</text:p>
          </table:table-cell>
          <table:table-cell office:value-type="float" office:value="0.77" calcext:value-type="float">
            <text:p>0.77</text:p>
          </table:table-cell>
          <table:table-cell office:value-type="float" office:value="398.07" calcext:value-type="float">
            <text:p>398.07</text:p>
          </table:table-cell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float" office:value="4372" calcext:value-type="float">
            <text:p>4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9" calcext:value-type="float">
            <text:p>340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3409" calcext:value-type="float">
            <text:p>3409</text:p>
          </table:table-cell>
          <table:table-cell table:number-columns-repeated="3" office:value-type="float" office:value="0.000006" calcext:value-type="float">
            <text:p>0.00000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float" office:value="4011" calcext:value-type="float">
            <text:p>4011</text:p>
          </table:table-cell>
          <table:table-cell office:value-type="float" office:value="2032789" calcext:value-type="float">
            <text:p>2032789</text:p>
          </table:table-cell>
          <table:table-cell office:value-type="float" office:value="1258843" calcext:value-type="float">
            <text:p>1258843</text:p>
          </table:table-cell>
          <table:table-cell office:value-type="float" office:value="808" calcext:value-type="float">
            <text:p>808</text:p>
          </table:table-cell>
          <table:table-cell office:value-type="float" office:value="44303" calcext:value-type="float">
            <text:p>44303</text:p>
          </table:table-cell>
          <table:table-cell office:value-type="float" office:value="50882" calcext:value-type="float">
            <text:p>50882</text:p>
          </table:table-cell>
          <table:table-cell office:value-type="float" office:value="16550" calcext:value-type="float">
            <text:p>16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14807" calcext:value-type="float">
            <text:p>1.614807</text:p>
          </table:table-cell>
          <table:table-cell office:value-type="float" office:value="808" calcext:value-type="float">
            <text:p>808</text:p>
          </table:table-cell>
          <table:table-cell office:value-type="float" office:value="2.835392" calcext:value-type="float">
            <text:p>2.835392</text:p>
          </table:table-cell>
          <table:table-cell office:value-type="float" office:value="3.256448" calcext:value-type="float">
            <text:p>3.256448</text:p>
          </table:table-cell>
          <table:table-cell office:value-type="float" office:value="1.0592" calcext:value-type="float">
            <text:p>1.0592</text:p>
          </table:table-cell>
          <table:table-cell office:value-type="float" office:value="0.87" calcext:value-type="float">
            <text:p>0.87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44619" calcext:value-type="float">
            <text:p>44619</text:p>
          </table:table-cell>
          <table:table-cell office:value-type="float" office:value="4012" calcext:value-type="float">
            <text:p>4012</text:p>
          </table:table-cell>
          <table:table-cell office:value-type="float" office:value="1919549" calcext:value-type="float">
            <text:p>1919549</text:p>
          </table:table-cell>
          <table:table-cell office:value-type="float" office:value="1068586" calcext:value-type="float">
            <text:p>1068586</text:p>
          </table:table-cell>
          <table:table-cell office:value-type="float" office:value="345" calcext:value-type="float">
            <text:p>345</text:p>
          </table:table-cell>
          <table:table-cell office:value-type="float" office:value="42338" calcext:value-type="float">
            <text:p>42338</text:p>
          </table:table-cell>
          <table:table-cell office:value-type="float" office:value="47360" calcext:value-type="float">
            <text:p>47360</text:p>
          </table:table-cell>
          <table:table-cell office:value-type="float" office:value="5948" calcext:value-type="float">
            <text:p>5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96345" calcext:value-type="float">
            <text:p>1.796345</text:p>
          </table:table-cell>
          <table:table-cell office:value-type="float" office:value="345" calcext:value-type="float">
            <text:p>345</text:p>
          </table:table-cell>
          <table:table-cell office:value-type="float" office:value="2.709632" calcext:value-type="float">
            <text:p>2.709632</text:p>
          </table:table-cell>
          <table:table-cell office:value-type="float" office:value="3.03104" calcext:value-type="float">
            <text:p>3.03104</text:p>
          </table:table-cell>
          <table:table-cell office:value-type="float" office:value="0.380672" calcext:value-type="float">
            <text:p>0.380672</text:p>
          </table:table-cell>
          <table:table-cell office:value-type="float" office:value="0.89" calcext:value-type="float">
            <text:p>0.89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float" office:value="4012" calcext:value-type="float">
            <text:p>4012</text:p>
          </table:table-cell>
          <table:table-cell office:value-type="float" office:value="1985868" calcext:value-type="float">
            <text:p>1985868</text:p>
          </table:table-cell>
          <table:table-cell office:value-type="float" office:value="1049886" calcext:value-type="float">
            <text:p>1049886</text:p>
          </table:table-cell>
          <table:table-cell office:value-type="float" office:value="1380" calcext:value-type="float">
            <text:p>1380</text:p>
          </table:table-cell>
          <table:table-cell office:value-type="float" office:value="42963" calcext:value-type="float">
            <text:p>42963</text:p>
          </table:table-cell>
          <table:table-cell office:value-type="float" office:value="48902" calcext:value-type="float">
            <text:p>48902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91508" calcext:value-type="float">
            <text:p>1.891508</text:p>
          </table:table-cell>
          <table:table-cell office:value-type="float" office:value="1380" calcext:value-type="float">
            <text:p>1380</text:p>
          </table:table-cell>
          <table:table-cell office:value-type="float" office:value="2.749632" calcext:value-type="float">
            <text:p>2.749632</text:p>
          </table:table-cell>
          <table:table-cell office:value-type="float" office:value="3.129728" calcext:value-type="float">
            <text:p>3.129728</text:p>
          </table:table-cell>
          <table:table-cell office:value-type="float" office:value="0.019712" calcext:value-type="float">
            <text:p>0.019712</text:p>
          </table:table-cell>
          <table:table-cell office:value-type="float" office:value="0.88" calcext:value-type="float">
            <text:p>0.88</text:p>
          </table:table-cell>
          <table:table-cell office:value-type="float" office:value="158.77" calcext:value-type="float">
            <text:p>158.77</text:p>
          </table:table-cell>
        </table:table-row>
        <table:table-row table:style-name="ro1">
          <table:table-cell office:value-type="float" office:value="44619" calcext:value-type="float">
            <text:p>44619</text:p>
          </table:table-cell>
          <table:table-cell office:value-type="float" office:value="4013" calcext:value-type="float">
            <text:p>4013</text:p>
          </table:table-cell>
          <table:table-cell office:value-type="float" office:value="1669019" calcext:value-type="float">
            <text:p>1669019</text:p>
          </table:table-cell>
          <table:table-cell office:value-type="float" office:value="858172" calcext:value-type="float">
            <text:p>858172</text:p>
          </table:table-cell>
          <table:table-cell office:value-type="float" office:value="634" calcext:value-type="float">
            <text:p>634</text:p>
          </table:table-cell>
          <table:table-cell office:value-type="float" office:value="36906" calcext:value-type="float">
            <text:p>36906</text:p>
          </table:table-cell>
          <table:table-cell office:value-type="float" office:value="41984" calcext:value-type="float">
            <text:p>4198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44854" calcext:value-type="float">
            <text:p>1.944854</text:p>
          </table:table-cell>
          <table:table-cell office:value-type="float" office:value="634" calcext:value-type="float">
            <text:p>634</text:p>
          </table:table-cell>
          <table:table-cell office:value-type="float" office:value="2.361984" calcext:value-type="float">
            <text:p>2.361984</text:p>
          </table:table-cell>
          <table:table-cell office:value-type="float" office:value="2.686976" calcext:value-type="float">
            <text:p>2.686976</text:p>
          </table:table-cell>
          <table:table-cell office:value-type="float" office:value="0.008" calcext:value-type="float">
            <text:p>0.008</text:p>
          </table:table-cell>
          <table:table-cell office:value-type="float" office:value="0.88" calcext:value-type="float">
            <text:p>0.88</text:p>
          </table:table-cell>
          <table:table-cell office:value-type="float" office:value="335.87" calcext:value-type="float">
            <text:p>335.87</text:p>
          </table:table-cell>
        </table:table-row>
        <table:table-row table:style-name="ro1">
          <table:table-cell office:value-type="float" office:value="44619" calcext:value-type="float">
            <text:p>44619</text:p>
          </table:table-cell>
          <table:table-cell office:value-type="float" office:value="4135" calcext:value-type="float">
            <text:p>4135</text:p>
          </table:table-cell>
          <table:table-cell office:value-type="float" office:value="1764884151" calcext:value-type="float">
            <text:p>1764884151</text:p>
          </table:table-cell>
          <table:table-cell office:value-type="float" office:value="987109829" calcext:value-type="float">
            <text:p>987109829</text:p>
          </table:table-cell>
          <table:table-cell office:value-type="float" office:value="886797" calcext:value-type="float">
            <text:p>886797</text:p>
          </table:table-cell>
          <table:table-cell office:value-type="float" office:value="37898988" calcext:value-type="float">
            <text:p>37898988</text:p>
          </table:table-cell>
          <table:table-cell office:value-type="float" office:value="48190650" calcext:value-type="float">
            <text:p>48190650</text:p>
          </table:table-cell>
          <table:table-cell office:value-type="float" office:value="154587" calcext:value-type="float">
            <text:p>154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87931" calcext:value-type="float">
            <text:p>1.787931</text:p>
          </table:table-cell>
          <table:table-cell office:value-type="float" office:value="886797" calcext:value-type="float">
            <text:p>886797</text:p>
          </table:table-cell>
          <table:table-cell office:value-type="float" office:value="19.881435" calcext:value-type="float">
            <text:p>19.881435</text:p>
          </table:table-cell>
          <table:table-cell office:value-type="float" office:value="25.28034" calcext:value-type="float">
            <text:p>25.28034</text:p>
          </table:table-cell>
          <table:table-cell office:value-type="float" office:value="0.081095" calcext:value-type="float">
            <text:p>0.081095</text:p>
          </table:table-cell>
          <table:table-cell office:value-type="float" office:value="0.79" calcext:value-type="float">
            <text:p>0.79</text:p>
          </table:table-cell>
          <table:table-cell office:value-type="float" office:value="311.74" calcext:value-type="float">
            <text:p>311.74</text:p>
          </table:table-cell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float" office:value="4134" calcext:value-type="float">
            <text:p>4134</text:p>
          </table:table-cell>
          <table:table-cell office:value-type="float" office:value="1633987415" calcext:value-type="float">
            <text:p>1633987415</text:p>
          </table:table-cell>
          <table:table-cell office:value-type="float" office:value="922054468" calcext:value-type="float">
            <text:p>922054468</text:p>
          </table:table-cell>
          <table:table-cell office:value-type="float" office:value="839167" calcext:value-type="float">
            <text:p>839167</text:p>
          </table:table-cell>
          <table:table-cell office:value-type="float" office:value="34949746" calcext:value-type="float">
            <text:p>34949746</text:p>
          </table:table-cell>
          <table:table-cell office:value-type="float" office:value="44979491" calcext:value-type="float">
            <text:p>44979491</text:p>
          </table:table-cell>
          <table:table-cell office:value-type="float" office:value="140877" calcext:value-type="float">
            <text:p>1408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2116" calcext:value-type="float">
            <text:p>1.772116</text:p>
          </table:table-cell>
          <table:table-cell office:value-type="float" office:value="839167" calcext:value-type="float">
            <text:p>839167</text:p>
          </table:table-cell>
          <table:table-cell office:value-type="float" office:value="18.334291" calcext:value-type="float">
            <text:p>18.334291</text:p>
          </table:table-cell>
          <table:table-cell office:value-type="float" office:value="23.595798" calcext:value-type="float">
            <text:p>23.595798</text:p>
          </table:table-cell>
          <table:table-cell office:value-type="float" office:value="0.073903" calcext:value-type="float">
            <text:p>0.073903</text:p>
          </table:table-cell>
          <table:table-cell office:value-type="float" office:value="0.78" calcext:value-type="float">
            <text:p>0.78</text:p>
          </table:table-cell>
          <table:table-cell office:value-type="float" office:value="319.28" calcext:value-type="float">
            <text:p>319.28</text:p>
          </table:table-cell>
        </table:table-row>
        <table:table-row table:style-name="ro1">
          <table:table-cell office:value-type="float" office:value="44619" calcext:value-type="float">
            <text:p>44619</text:p>
          </table:table-cell>
          <table:table-cell office:value-type="float" office:value="4147" calcext:value-type="float">
            <text:p>4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5" calcext:value-type="float">
            <text:p>399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3995" calcext:value-type="float">
            <text:p>3995</text:p>
          </table:table-cell>
          <table:table-cell table:number-columns-repeated="2" office:value-type="float" office:value="0.000091" calcext:value-type="float">
            <text:p>0.000091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4617" calcext:value-type="float">
            <text:p>44617</text:p>
          </table:table-cell>
          <table:table-cell office:value-type="float" office:value="4011" calcext:value-type="float">
            <text:p>4011</text:p>
          </table:table-cell>
          <table:table-cell office:value-type="float" office:value="3962818" calcext:value-type="float">
            <text:p>3962818</text:p>
          </table:table-cell>
          <table:table-cell office:value-type="float" office:value="2124415" calcext:value-type="float">
            <text:p>2124415</text:p>
          </table:table-cell>
          <table:table-cell office:value-type="float" office:value="1648" calcext:value-type="float">
            <text:p>1648</text:p>
          </table:table-cell>
          <table:table-cell office:value-type="float" office:value="87781" calcext:value-type="float">
            <text:p>87781</text:p>
          </table:table-cell>
          <table:table-cell office:value-type="float" office:value="111455" calcext:value-type="float">
            <text:p>111455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5369" calcext:value-type="float">
            <text:p>1.865369</text:p>
          </table:table-cell>
          <table:table-cell office:value-type="float" office:value="1648" calcext:value-type="float">
            <text:p>1648</text:p>
          </table:table-cell>
          <table:table-cell office:value-type="float" office:value="2.808992" calcext:value-type="float">
            <text:p>2.808992</text:p>
          </table:table-cell>
          <table:table-cell office:value-type="float" office:value="3.56656" calcext:value-type="float">
            <text:p>3.56656</text:p>
          </table:table-cell>
          <table:table-cell office:value-type="float" office:value="0.006656" calcext:value-type="float">
            <text:p>0.006656</text:p>
          </table:table-cell>
          <table:table-cell office:value-type="float" office:value="0.79" calcext:value-type="float">
            <text:p>0.79</text:p>
          </table:table-cell>
          <table:table-cell office:value-type="float" office:value="535.84" calcext:value-type="float">
            <text:p>535.84</text:p>
          </table:table-cell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float" office:value="4010" calcext:value-type="float">
            <text:p>4010</text:p>
          </table:table-cell>
          <table:table-cell office:value-type="float" office:value="2759354" calcext:value-type="float">
            <text:p>2759354</text:p>
          </table:table-cell>
          <table:table-cell office:value-type="float" office:value="1481768" calcext:value-type="float">
            <text:p>1481768</text:p>
          </table:table-cell>
          <table:table-cell office:value-type="float" office:value="679" calcext:value-type="float">
            <text:p>679</text:p>
          </table:table-cell>
          <table:table-cell office:value-type="float" office:value="61393" calcext:value-type="float">
            <text:p>61393</text:p>
          </table:table-cell>
          <table:table-cell office:value-type="float" office:value="74600" calcext:value-type="float">
            <text:p>74600</text:p>
          </table:table-cell>
          <table:table-cell office:value-type="float" office:value="2157" calcext:value-type="float">
            <text:p>2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2204" calcext:value-type="float">
            <text:p>1.862204</text:p>
          </table:table-cell>
          <table:table-cell office:value-type="float" office:value="679" calcext:value-type="float">
            <text:p>679</text:p>
          </table:table-cell>
          <table:table-cell office:value-type="float" office:value="3.929152" calcext:value-type="float">
            <text:p>3.929152</text:p>
          </table:table-cell>
          <table:table-cell office:value-type="float" office:value="4.7744" calcext:value-type="float">
            <text:p>4.7744</text:p>
          </table:table-cell>
          <table:table-cell office:value-type="float" office:value="0.138048" calcext:value-type="float">
            <text:p>0.138048</text:p>
          </table:table-cell>
          <table:table-cell office:value-type="float" office:value="0.82" calcext:value-type="float">
            <text:p>0.82</text:p>
          </table:table-cell>
          <table:table-cell office:value-type="float" office:value="34.59" calcext:value-type="float">
            <text:p>34.59</text:p>
          </table:table-cell>
        </table:table-row>
        <table:table-row table:style-name="ro1">
          <table:table-cell office:value-type="float" office:value="44617" calcext:value-type="float">
            <text:p>44617</text:p>
          </table:table-cell>
          <table:table-cell office:value-type="float" office:value="4012" calcext:value-type="float">
            <text:p>4012</text:p>
          </table:table-cell>
          <table:table-cell office:value-type="float" office:value="3248727" calcext:value-type="float">
            <text:p>3248727</text:p>
          </table:table-cell>
          <table:table-cell office:value-type="float" office:value="1743875" calcext:value-type="float">
            <text:p>1743875</text:p>
          </table:table-cell>
          <table:table-cell office:value-type="float" office:value="1318" calcext:value-type="float">
            <text:p>1318</text:p>
          </table:table-cell>
          <table:table-cell office:value-type="float" office:value="72589" calcext:value-type="float">
            <text:p>72589</text:p>
          </table:table-cell>
          <table:table-cell office:value-type="float" office:value="92430" calcext:value-type="float">
            <text:p>9243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2936" calcext:value-type="float">
            <text:p>1.862936</text:p>
          </table:table-cell>
          <table:table-cell office:value-type="float" office:value="1318" calcext:value-type="float">
            <text:p>1318</text:p>
          </table:table-cell>
          <table:table-cell office:value-type="float" office:value="4.645696" calcext:value-type="float">
            <text:p>4.645696</text:p>
          </table:table-cell>
          <table:table-cell office:value-type="float" office:value="5.91552" calcext:value-type="float">
            <text:p>5.91552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79" calcext:value-type="float">
            <text:p>0.79</text:p>
          </table:table-cell>
          <table:table-cell office:value-type="float" office:value="577.69" calcext:value-type="float">
            <text:p>577.69</text:p>
          </table:table-cell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float" office:value="4011" calcext:value-type="float">
            <text:p>4011</text:p>
          </table:table-cell>
          <table:table-cell office:value-type="float" office:value="2232243" calcext:value-type="float">
            <text:p>2232243</text:p>
          </table:table-cell>
          <table:table-cell office:value-type="float" office:value="1148771" calcext:value-type="float">
            <text:p>1148771</text:p>
          </table:table-cell>
          <table:table-cell office:value-type="float" office:value="967" calcext:value-type="float">
            <text:p>967</text:p>
          </table:table-cell>
          <table:table-cell office:value-type="float" office:value="49644" calcext:value-type="float">
            <text:p>49644</text:p>
          </table:table-cell>
          <table:table-cell office:value-type="float" office:value="57646" calcext:value-type="float">
            <text:p>5764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43158" calcext:value-type="float">
            <text:p>1.943158</text:p>
          </table:table-cell>
          <table:table-cell office:value-type="float" office:value="967" calcext:value-type="float">
            <text:p>967</text:p>
          </table:table-cell>
          <table:table-cell office:value-type="float" office:value="3.177216" calcext:value-type="float">
            <text:p>3.177216</text:p>
          </table:table-cell>
          <table:table-cell office:value-type="float" office:value="3.689344" calcext:value-type="float">
            <text:p>3.689344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0.86" calcext:value-type="float">
            <text:p>0.86</text:p>
          </table:table-cell>
          <table:table-cell office:value-type="float" office:value="528.86" calcext:value-type="float">
            <text:p>528.86</text:p>
          </table:table-cell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float" office:value="4824" calcext:value-type="float">
            <text:p>4824</text:p>
          </table:table-cell>
          <table:table-cell office:value-type="float" office:value="12899428439" calcext:value-type="float">
            <text:p>12899428439</text:p>
          </table:table-cell>
          <table:table-cell office:value-type="float" office:value="7255964103" calcext:value-type="float">
            <text:p>7255964103</text:p>
          </table:table-cell>
          <table:table-cell office:value-type="float" office:value="7230062" calcext:value-type="float">
            <text:p>7230062</text:p>
          </table:table-cell>
          <table:table-cell office:value-type="float" office:value="279256135" calcext:value-type="float">
            <text:p>279256135</text:p>
          </table:table-cell>
          <table:table-cell office:value-type="float" office:value="367391807" calcext:value-type="float">
            <text:p>367391807</text:p>
          </table:table-cell>
          <table:table-cell office:value-type="float" office:value="1033768" calcext:value-type="float">
            <text:p>1033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77769" calcext:value-type="float">
            <text:p>1.777769</text:p>
          </table:table-cell>
          <table:table-cell office:value-type="float" office:value="7230062" calcext:value-type="float">
            <text:p>7230062</text:p>
          </table:table-cell>
          <table:table-cell office:value-type="float" office:value="21.983263" calcext:value-type="float">
            <text:p>21.983263</text:p>
          </table:table-cell>
          <table:table-cell office:value-type="float" office:value="28.921371" calcext:value-type="float">
            <text:p>28.921371</text:p>
          </table:table-cell>
          <table:table-cell office:value-type="float" office:value="0.081379" calcext:value-type="float">
            <text:p>0.081379</text:p>
          </table:table-cell>
          <table:table-cell office:value-type="float" office:value="0.76" calcext:value-type="float">
            <text:p>0.76</text:p>
          </table:table-cell>
          <table:table-cell office:value-type="float" office:value="355.39" calcext:value-type="float">
            <text:p>355.39</text:p>
          </table:table-cell>
        </table:table-row>
        <table:table-row table:style-name="ro1">
          <table:table-cell office:value-type="float" office:value="44617" calcext:value-type="float">
            <text:p>44617</text:p>
          </table:table-cell>
          <table:table-cell office:value-type="float" office:value="4836" calcext:value-type="float">
            <text:p>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86" calcext:value-type="float">
            <text:p>1168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1686" calcext:value-type="float">
            <text:p>11686</text:p>
          </table:table-cell>
          <table:table-cell table:number-columns-repeated="3"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float" office:value="4009" calcext:value-type="float">
            <text:p>4009</text:p>
          </table:table-cell>
          <table:table-cell office:value-type="float" office:value="2810375" calcext:value-type="float">
            <text:p>2810375</text:p>
          </table:table-cell>
          <table:table-cell office:value-type="float" office:value="1606913" calcext:value-type="float">
            <text:p>1606913</text:p>
          </table:table-cell>
          <table:table-cell office:value-type="float" office:value="2465" calcext:value-type="float">
            <text:p>2465</text:p>
          </table:table-cell>
          <table:table-cell office:value-type="float" office:value="68112" calcext:value-type="float">
            <text:p>68112</text:p>
          </table:table-cell>
          <table:table-cell office:value-type="float" office:value="114957" calcext:value-type="float">
            <text:p>114957</text:p>
          </table:table-cell>
          <table:table-cell office:value-type="float" office:value="9395" calcext:value-type="float">
            <text:p>9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48928" calcext:value-type="float">
            <text:p>1.748928</text:p>
          </table:table-cell>
          <table:table-cell office:value-type="float" office:value="2465" calcext:value-type="float">
            <text:p>2465</text:p>
          </table:table-cell>
          <table:table-cell office:value-type="float" office:value="4.359168" calcext:value-type="float">
            <text:p>4.359168</text:p>
          </table:table-cell>
          <table:table-cell office:value-type="float" office:value="7.357248" calcext:value-type="float">
            <text:p>7.357248</text:p>
          </table:table-cell>
          <table:table-cell office:value-type="float" office:value="0.60128" calcext:value-type="float">
            <text:p>0.60128</text:p>
          </table:table-cell>
          <table:table-cell office:value-type="float" office:value="0.59" calcext:value-type="float">
            <text:p>0.59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float" office:value="4009" calcext:value-type="float">
            <text:p>4009</text:p>
          </table:table-cell>
          <table:table-cell office:value-type="float" office:value="1327989" calcext:value-type="float">
            <text:p>1327989</text:p>
          </table:table-cell>
          <table:table-cell office:value-type="float" office:value="844048" calcext:value-type="float">
            <text:p>844048</text:p>
          </table:table-cell>
          <table:table-cell office:value-type="float" office:value="1004" calcext:value-type="float">
            <text:p>1004</text:p>
          </table:table-cell>
          <table:table-cell office:value-type="float" office:value="31987" calcext:value-type="float">
            <text:p>31987</text:p>
          </table:table-cell>
          <table:table-cell office:value-type="float" office:value="50485" calcext:value-type="float">
            <text:p>50485</text:p>
          </table:table-cell>
          <table:table-cell office:value-type="float" office:value="14801" calcext:value-type="float">
            <text:p>14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73357" calcext:value-type="float">
            <text:p>1.573357</text:p>
          </table:table-cell>
          <table:table-cell office:value-type="float" office:value="1004" calcext:value-type="float">
            <text:p>1004</text:p>
          </table:table-cell>
          <table:table-cell office:value-type="float" office:value="2.047168" calcext:value-type="float">
            <text:p>2.047168</text:p>
          </table:table-cell>
          <table:table-cell office:value-type="float" office:value="3.23104" calcext:value-type="float">
            <text:p>3.23104</text:p>
          </table:table-cell>
          <table:table-cell office:value-type="float" office:value="0.947264" calcext:value-type="float">
            <text:p>0.947264</text:p>
          </table:table-cell>
          <table:table-cell office:value-type="float" office:value="0.63" calcext:value-type="float">
            <text:p>0.63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float" office:value="4010" calcext:value-type="float">
            <text:p>4010</text:p>
          </table:table-cell>
          <table:table-cell office:value-type="float" office:value="2705089" calcext:value-type="float">
            <text:p>2705089</text:p>
          </table:table-cell>
          <table:table-cell office:value-type="float" office:value="1426696" calcext:value-type="float">
            <text:p>1426696</text:p>
          </table:table-cell>
          <table:table-cell office:value-type="float" office:value="2753" calcext:value-type="float">
            <text:p>2753</text:p>
          </table:table-cell>
          <table:table-cell office:value-type="float" office:value="64463" calcext:value-type="float">
            <text:p>64463</text:p>
          </table:table-cell>
          <table:table-cell office:value-type="float" office:value="116715" calcext:value-type="float">
            <text:p>116715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96051" calcext:value-type="float">
            <text:p>1.896051</text:p>
          </table:table-cell>
          <table:table-cell office:value-type="float" office:value="2753" calcext:value-type="float">
            <text:p>2753</text:p>
          </table:table-cell>
          <table:table-cell office:value-type="float" office:value="4.125632" calcext:value-type="float">
            <text:p>4.125632</text:p>
          </table:table-cell>
          <table:table-cell office:value-type="float" office:value="7.46976" calcext:value-type="float">
            <text:p>7.46976</text:p>
          </table:table-cell>
          <table:table-cell office:value-type="float" office:value="0.02208" calcext:value-type="float">
            <text:p>0.02208</text:p>
          </table:table-cell>
          <table:table-cell office:value-type="float" office:value="0.55" calcext:value-type="float">
            <text:p>0.55</text:p>
          </table:table-cell>
          <table:table-cell office:value-type="float" office:value="338.3" calcext:value-type="float">
            <text:p>338.3</text:p>
          </table:table-cell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float" office:value="4010" calcext:value-type="float">
            <text:p>4010</text:p>
          </table:table-cell>
          <table:table-cell office:value-type="float" office:value="1316786" calcext:value-type="float">
            <text:p>1316786</text:p>
          </table:table-cell>
          <table:table-cell office:value-type="float" office:value="724292" calcext:value-type="float">
            <text:p>724292</text:p>
          </table:table-cell>
          <table:table-cell office:value-type="float" office:value="1717" calcext:value-type="float">
            <text:p>1717</text:p>
          </table:table-cell>
          <table:table-cell office:value-type="float" office:value="31423" calcext:value-type="float">
            <text:p>31423</text:p>
          </table:table-cell>
          <table:table-cell office:value-type="float" office:value="56277" calcext:value-type="float">
            <text:p>5627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18032" calcext:value-type="float">
            <text:p>1.818032</text:p>
          </table:table-cell>
          <table:table-cell office:value-type="float" office:value="1717" calcext:value-type="float">
            <text:p>1717</text:p>
          </table:table-cell>
          <table:table-cell office:value-type="float" office:value="2.011072" calcext:value-type="float">
            <text:p>2.011072</text:p>
          </table:table-cell>
          <table:table-cell office:value-type="float" office:value="3.601728" calcext:value-type="float">
            <text:p>3.601728</text:p>
          </table:table-cell>
          <table:table-cell office:value-type="float" office:value="0.009984" calcext:value-type="float">
            <text:p>0.009984</text:p>
          </table:table-cell>
          <table:table-cell office:value-type="float" office:value="0.56" calcext:value-type="float">
            <text:p>0.56</text:p>
          </table:table-cell>
          <table:table-cell office:value-type="float" office:value="360.75" calcext:value-type="float">
            <text:p>360.75</text:p>
          </table:table-cell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float" office:value="4926" calcext:value-type="float">
            <text:p>4926</text:p>
          </table:table-cell>
          <table:table-cell office:value-type="float" office:value="14333229612" calcext:value-type="float">
            <text:p>14333229612</text:p>
          </table:table-cell>
          <table:table-cell office:value-type="float" office:value="8044932593" calcext:value-type="float">
            <text:p>8044932593</text:p>
          </table:table-cell>
          <table:table-cell office:value-type="float" office:value="8034487" calcext:value-type="float">
            <text:p>8034487</text:p>
          </table:table-cell>
          <table:table-cell office:value-type="float" office:value="310673590" calcext:value-type="float">
            <text:p>310673590</text:p>
          </table:table-cell>
          <table:table-cell office:value-type="float" office:value="410142413" calcext:value-type="float">
            <text:p>410142413</text:p>
          </table:table-cell>
          <table:table-cell office:value-type="float" office:value="1172516" calcext:value-type="float">
            <text:p>1172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81647" calcext:value-type="float">
            <text:p>1.781647</text:p>
          </table:table-cell>
          <table:table-cell office:value-type="float" office:value="8034487" calcext:value-type="float">
            <text:p>8034487</text:p>
          </table:table-cell>
          <table:table-cell office:value-type="float" office:value="21.706453" calcext:value-type="float">
            <text:p>21.706453</text:p>
          </table:table-cell>
          <table:table-cell office:value-type="float" office:value="28.656237" calcext:value-type="float">
            <text:p>28.656237</text:p>
          </table:table-cell>
          <table:table-cell office:value-type="float" office:value="0.081923" calcext:value-type="float">
            <text:p>0.081923</text:p>
          </table:table-cell>
          <table:table-cell office:value-type="float" office:value="0.76" calcext:value-type="float">
            <text:p>0.76</text:p>
          </table:table-cell>
          <table:table-cell office:value-type="float" office:value="349.8" calcext:value-type="float">
            <text:p>349.8</text:p>
          </table:table-cell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float" office:value="4928" calcext:value-type="float">
            <text:p>4928</text:p>
          </table:table-cell>
          <table:table-cell office:value-type="float" office:value="20" calcext:value-type="float">
            <text:p>20</text:p>
          </table:table-cell>
          <table:table-cell office:value-type="float" office:value="10216" calcext:value-type="float">
            <text:p>1021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52" calcext:value-type="float">
            <text:p>5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44669" calcext:value-type="float">
            <text:p>44669</text:p>
          </table:table-cell>
          <table:table-cell office:value-type="float" office:value="1733037508" calcext:value-type="float">
            <text:p>1733037508</text:p>
          </table:table-cell>
          <table:table-cell office:value-type="float" office:value="58884" calcext:value-type="float">
            <text:p>58884</text:p>
          </table:table-cell>
          <table:table-cell office:value-type="float" office:value="126153" calcext:value-type="float">
            <text:p>126153</text:p>
          </table:table-cell>
          <table:table-cell office:value-type="float" office:value="4289" calcext:value-type="float">
            <text:p>4289</text:p>
          </table:table-cell>
          <table:table-cell office:value-type="float" office:value="719" calcext:value-type="float">
            <text:p>719</text:p>
          </table:table-cell>
          <table:table-cell office:value-type="float" office:value="1871" calcext:value-type="float">
            <text:p>187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727E+019" calcext:value-type="float">
            <text:p>18446744069372700000</text:p>
          </table:table-cell>
          <table:table-cell office:value-type="string" calcext:value-type="string">
            <text:p><text:s text:c="14"/></text:p>
          </table:table-cell>
          <table:table-cell office:value-type="float" office:value="0.466767" calcext:value-type="float">
            <text:p>0.466767</text:p>
          </table:table-cell>
          <table:table-cell office:value-type="float" office:value="4289" calcext:value-type="float">
            <text:p>4289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8" calcext:value-type="float">
            <text:p>0.38</text:p>
          </table:table-cell>
          <table:table-cell office:value-type="float" office:value="45.63" calcext:value-type="float">
            <text:p>45.63</text:p>
          </table:table-cell>
        </table:table-row>
        <table:table-row table:style-name="ro1">
          <table:table-cell office:value-type="float" office:value="44671" calcext:value-type="float">
            <text:p>44671</text:p>
          </table:table-cell>
          <table:table-cell office:value-type="float" office:value="1733037509" calcext:value-type="float">
            <text:p>1733037509</text:p>
          </table:table-cell>
          <table:table-cell office:value-type="float" office:value="6443" calcext:value-type="float">
            <text:p>6443</text:p>
          </table:table-cell>
          <table:table-cell office:value-type="float" office:value="9825" calcext:value-type="float">
            <text:p>9825</text:p>
          </table:table-cell>
          <table:table-cell office:value-type="float" office:value="494" calcext:value-type="float">
            <text:p>494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3112937E+019" calcext:value-type="float">
            <text:p>18446463112937000000</text:p>
          </table:table-cell>
          <table:table-cell office:value-type="string" calcext:value-type="string">
            <text:p><text:s text:c="14"/></text:p>
          </table:table-cell>
          <table:table-cell office:value-type="float" office:value="0.655776" calcext:value-type="float">
            <text:p>0.655776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0.000006" calcext:value-type="float">
            <text:p>0.000006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4673" calcext:value-type="float">
            <text:p>44673</text:p>
          </table:table-cell>
          <table:table-cell office:value-type="float" office:value="1733037509" calcext:value-type="float">
            <text:p>1733037509</text:p>
          </table:table-cell>
          <table:table-cell office:value-type="float" office:value="6443" calcext:value-type="float">
            <text:p>6443</text:p>
          </table:table-cell>
          <table:table-cell office:value-type="float" office:value="9212" calcext:value-type="float">
            <text:p>9212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727E+019" calcext:value-type="float">
            <text:p>18446744069372700000</text:p>
          </table:table-cell>
          <table:table-cell office:value-type="string" calcext:value-type="string">
            <text:p><text:s text:c="14"/></text:p>
          </table:table-cell>
          <table:table-cell office:value-type="float" office:value="0.699414" calcext:value-type="float">
            <text:p>0.699414</text:p>
          </table:table-cell>
          <table:table-cell office:value-type="float" office:value="34" calcext:value-type="float">
            <text:p>34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44675" calcext:value-type="float">
            <text:p>44675</text:p>
          </table:table-cell>
          <table:table-cell office:value-type="float" office:value="1733037510" calcext:value-type="float">
            <text:p>1733037510</text:p>
          </table:table-cell>
          <table:table-cell office:value-type="float" office:value="6443" calcext:value-type="float">
            <text:p>6443</text:p>
          </table:table-cell>
          <table:table-cell office:value-type="float" office:value="8341" calcext:value-type="float">
            <text:p>8341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31129431E+019" calcext:value-type="float">
            <text:p>18446463112943100000</text:p>
          </table:table-cell>
          <table:table-cell office:value-type="string" calcext:value-type="string">
            <text:p><text:s text:c="14"/></text:p>
          </table:table-cell>
          <table:table-cell office:value-type="float" office:value="0.772449" calcext:value-type="float">
            <text:p>0.772449</text:p>
          </table:table-cell>
          <table:table-cell office:value-type="float" office:value="29" calcext:value-type="float">
            <text:p>29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677" calcext:value-type="float">
            <text:p>44677</text:p>
          </table:table-cell>
          <table:table-cell office:value-type="float" office:value="1733037510" calcext:value-type="float">
            <text:p>1733037510</text:p>
          </table:table-cell>
          <table:table-cell office:value-type="float" office:value="24956" calcext:value-type="float">
            <text:p>24956</text:p>
          </table:table-cell>
          <table:table-cell office:value-type="float" office:value="21846" calcext:value-type="float">
            <text:p>21846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727E+019" calcext:value-type="float">
            <text:p>18446744069372700000</text:p>
          </table:table-cell>
          <table:table-cell office:value-type="string" calcext:value-type="string">
            <text:p><text:s text:c="14"/></text:p>
          </table:table-cell>
          <table:table-cell office:value-type="float" office:value="1.14236" calcext:value-type="float">
            <text:p>1.14236</text:p>
          </table:table-cell>
          <table:table-cell office:value-type="float" office:value="43" calcext:value-type="float">
            <text:p>43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1">
          <table:table-cell office:value-type="float" office:value="44679" calcext:value-type="float">
            <text:p>44679</text:p>
          </table:table-cell>
          <table:table-cell office:value-type="float" office:value="1733037511" calcext:value-type="float">
            <text:p>1733037511</text:p>
          </table:table-cell>
          <table:table-cell office:value-type="float" office:value="1296" calcext:value-type="float">
            <text:p>1296</text:p>
          </table:table-cell>
          <table:table-cell office:value-type="float" office:value="3189" calcext:value-type="float">
            <text:p>3189</text:p>
          </table:table-cell>
          <table:table-cell office:value-type="float" office:value="4413" calcext:value-type="float">
            <text:p>44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31137898E+019" calcext:value-type="float">
            <text:p>18446463113789800000</text:p>
          </table:table-cell>
          <table:table-cell office:value-type="string" calcext:value-type="string">
            <text:p><text:s text:c="14"/></text:p>
          </table:table-cell>
          <table:table-cell office:value-type="float" office:value="0.406397" calcext:value-type="float">
            <text:p>0.406397</text:p>
          </table:table-cell>
          <table:table-cell office:value-type="float" office:value="4413" calcext:value-type="float">
            <text:p>441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 text:c="6"/>inf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0:02:45.112034882</meta:creation-date>
    <dc:date>2015-10-14T20:06:34.212374343</dc:date>
    <meta:editing-duration>P0D</meta:editing-duration>
    <meta:editing-cycles>1</meta:editing-cycles>
    <meta:document-statistic meta:table-count="1" meta:cell-count="1200" meta:object-count="0"/>
    <meta:generator>LibreOffice/4.2.8.2$Linux_X86_64 LibreOffice_project/420m0$Build-2</meta:generator>
  </office:meta>
</office:document-meta>
</file>